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144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tector type</text:p>
          </table:table-cell>
          <table:table-cell table:style-name="ce1" office:value-type="string" calcext:value-type="string">
            <text:p>Descriptor type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TTC camera</text:p>
          </table:table-cell>
          <table:table-cell table:style-name="ce1" office:value-type="string" calcext:value-type="string">
            <text:p>TTC lidar</text:p>
          </table:table-cell>
          <table:table-cell table:style-name="ce1" office:value-type="string" calcext:value-type="string">
            <text:p>abs(TTC_camera – TTC_lidar)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8.81335" calcext:value-type="float">
            <text:p>8.81335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3.70225" calcext:value-type="float">
            <text:p>3.7022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10.195" calcext:value-type="float">
            <text:p>10.195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2.41922" calcext:value-type="float">
            <text:p>2.4192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11.3069" calcext:value-type="float">
            <text:p>11.3069</text:p>
          </table:table-cell>
          <table:table-cell office:value-type="float" office:value="14.091" calcext:value-type="float">
            <text:p>14.091</text:p>
          </table:table-cell>
          <table:table-cell office:value-type="float" office:value="2.78409" calcext:value-type="float">
            <text:p>2.7840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11.3951" calcext:value-type="float">
            <text:p>11.3951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5.29424" calcext:value-type="float">
            <text:p>5.2942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inf</text:p>
          </table:table-cell>
          <table:table-cell office:value-type="float" office:value="15.9082" calcext:value-type="float">
            <text:p>15.9082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11.3758" calcext:value-type="float">
            <text:p>11.3758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.30292" calcext:value-type="float">
            <text:p>1.3029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11.7285" calcext:value-type="float">
            <text:p>11.7285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0.25589" calcext:value-type="float">
            <text:p>0.2558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12.3725" calcext:value-type="float">
            <text:p>12.3725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0.751573" calcext:value-type="float">
            <text:p>0.75157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10.6235" calcext:value-type="float">
            <text:p>10.6235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.40064" calcext:value-type="float">
            <text:p>2.4006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inf</text:p>
          </table:table-cell>
          <table:table-cell office:value-type="float" office:value="11.1746" calcext:value-type="float">
            <text:p>11.1746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1" calcext:value-type="float">
            <text:p>11</text:p>
          </table:table-cell>
          <table:table-cell office:value-type="float" office:value="11.2142" calcext:value-type="float">
            <text:p>11.2142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.59438" calcext:value-type="float">
            <text:p>1.5943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2" calcext:value-type="float">
            <text:p>12</text:p>
          </table:table-cell>
          <table:table-cell office:value-type="float" office:value="11.1055" calcext:value-type="float">
            <text:p>11.1055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.1457" calcext:value-type="float">
            <text:p>2.145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-inf</text:p>
          </table:table-cell>
          <table:table-cell office:value-type="float" office:value="9.96439" calcext:value-type="float">
            <text:p>9.96439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4" calcext:value-type="float">
            <text:p>14</text:p>
          </table:table-cell>
          <table:table-cell office:value-type="float" office:value="11.6948" calcext:value-type="float">
            <text:p>11.6948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2.09618" calcext:value-type="float">
            <text:p>2.0961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-inf</text:p>
          </table:table-cell>
          <table:table-cell office:value-type="float" office:value="8.57352" calcext:value-type="float">
            <text:p>8.57352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6" calcext:value-type="float">
            <text:p>16</text:p>
          </table:table-cell>
          <table:table-cell office:value-type="float" office:value="6.33866" calcext:value-type="float">
            <text:p>6.33866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3.17751" calcext:value-type="float">
            <text:p>3.1775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7" calcext:value-type="float">
            <text:p>17</text:p>
          </table:table-cell>
          <table:table-cell office:value-type="float" office:value="12.2048" calcext:value-type="float">
            <text:p>12.2048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2.65817" calcext:value-type="float">
            <text:p>2.6581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-inf</text:p>
          </table:table-cell>
          <table:table-cell office:value-type="float" office:value="8.3988" calcext:value-type="float">
            <text:p>8.3988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8.81335" calcext:value-type="float">
            <text:p>8.81335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3.70225" calcext:value-type="float">
            <text:p>3.7022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10.195" calcext:value-type="float">
            <text:p>10.195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2.41922" calcext:value-type="float">
            <text:p>2.4192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14.091" calcext:value-type="float">
            <text:p>14.091</text:p>
          </table:table-cell>
          <table:table-cell office:value-type="float" office:value="24.386" calcext:value-type="float">
            <text:p>24.38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4.92006" calcext:value-type="float">
            <text:p>4.9200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35.3833" calcext:value-type="float">
            <text:p>35.3833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9.475" calcext:value-type="float">
            <text:p>19.47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12.7975" calcext:value-type="float">
            <text:p>12.7975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0.118807" calcext:value-type="float">
            <text:p>0.11880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12.2" calcext:value-type="float">
            <text:p>12.2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0.215649" calcext:value-type="float">
            <text:p>0.2156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13.5704" calcext:value-type="float">
            <text:p>13.5704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0.446298" calcext:value-type="float">
            <text:p>0.44629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3.90277" calcext:value-type="float">
            <text:p>3.90277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9.12135" calcext:value-type="float">
            <text:p>9.121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inf</text:p>
          </table:table-cell>
          <table:table-cell office:value-type="float" office:value="11.1746" calcext:value-type="float">
            <text:p>11.1746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1" calcext:value-type="float">
            <text:p>11</text:p>
          </table:table-cell>
          <table:table-cell office:value-type="float" office:value="11.6702" calcext:value-type="float">
            <text:p>11.6702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.13837" calcext:value-type="float">
            <text:p>1.1383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2" calcext:value-type="float">
            <text:p>12</text:p>
          </table:table-cell>
          <table:table-cell office:value-type="float" office:value="10.8422" calcext:value-type="float">
            <text:p>10.8422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.88241" calcext:value-type="float">
            <text:p>1.8824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-inf</text:p>
          </table:table-cell>
          <table:table-cell office:value-type="float" office:value="9.96439" calcext:value-type="float">
            <text:p>9.96439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4" calcext:value-type="float">
            <text:p>14</text:p>
          </table:table-cell>
          <table:table-cell office:value-type="float" office:value="11.4035" calcext:value-type="float">
            <text:p>11.4035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.80486" calcext:value-type="float">
            <text:p>1.8048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-inf</text:p>
          </table:table-cell>
          <table:table-cell office:value-type="float" office:value="8.57352" calcext:value-type="float">
            <text:p>8.57352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6" calcext:value-type="float">
            <text:p>16</text:p>
          </table:table-cell>
          <table:table-cell office:value-type="float" office:value="6.45749" calcext:value-type="float">
            <text:p>6.45749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3.05868" calcext:value-type="float">
            <text:p>3.0586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7" calcext:value-type="float">
            <text:p>17</text:p>
          </table:table-cell>
          <table:table-cell office:value-type="float" office:value="12.2048" calcext:value-type="float">
            <text:p>12.2048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2.65817" calcext:value-type="float">
            <text:p>2.6581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-inf</text:p>
          </table:table-cell>
          <table:table-cell office:value-type="float" office:value="8.3988" calcext:value-type="float">
            <text:p>8.3988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" calcext:value-type="float">
            <text:p>1</text:p>
          </table:table-cell>
          <table:table-cell office:value-type="float" office:value="8.81335" calcext:value-type="float">
            <text:p>8.81335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3.70225" calcext:value-type="float">
            <text:p>3.7022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2" calcext:value-type="float">
            <text:p>2</text:p>
          </table:table-cell>
          <table:table-cell office:value-type="float" office:value="11.0081" calcext:value-type="float">
            <text:p>11.0081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.6061" calcext:value-type="float">
            <text:p>1.606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3" calcext:value-type="float">
            <text:p>3</text:p>
          </table:table-cell>
          <table:table-cell office:value-type="float" office:value="-80.8525" calcext:value-type="float">
            <text:p>-80.8525</text:p>
          </table:table-cell>
          <table:table-cell office:value-type="float" office:value="14.091" calcext:value-type="float">
            <text:p>14.091</text:p>
          </table:table-cell>
          <table:table-cell office:value-type="float" office:value="94.9435" calcext:value-type="float">
            <text:p>94.94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4" calcext:value-type="float">
            <text:p>4</text:p>
          </table:table-cell>
          <table:table-cell office:value-type="float" office:value="11.3951" calcext:value-type="float">
            <text:p>11.3951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5.29424" calcext:value-type="float">
            <text:p>5.2942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5" calcext:value-type="float">
            <text:p>5</text:p>
          </table:table-cell>
          <table:table-cell office:value-type="float" office:value="13.6432" calcext:value-type="float">
            <text:p>13.6432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2.26503" calcext:value-type="float">
            <text:p>2.2650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6" calcext:value-type="float">
            <text:p>6</text:p>
          </table:table-cell>
          <table:table-cell office:value-type="float" office:value="11.8391" calcext:value-type="float">
            <text:p>11.8391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0.83964" calcext:value-type="float">
            <text:p>0.8396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7" calcext:value-type="float">
            <text:p>7</text:p>
          </table:table-cell>
          <table:table-cell office:value-type="float" office:value="13.497" calcext:value-type="float">
            <text:p>13.497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.51263" calcext:value-type="float">
            <text:p>1.5126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8" calcext:value-type="float">
            <text:p>8</text:p>
          </table:table-cell>
          <table:table-cell office:value-type="float" office:value="12.9162" calcext:value-type="float">
            <text:p>12.9162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0.207908" calcext:value-type="float">
            <text:p>0.20790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9" calcext:value-type="float">
            <text:p>9</text:p>
          </table:table-cell>
          <table:table-cell office:value-type="float" office:value="10.6235" calcext:value-type="float">
            <text:p>10.6235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.40064" calcext:value-type="float">
            <text:p>2.4006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nan</text:p>
          </table:table-cell>
          <table:table-cell office:value-type="float" office:value="11.1746" calcext:value-type="float">
            <text:p>11.1746</text:p>
          </table:table-cell>
          <table:table-cell office:value-type="string" calcext:value-type="string">
            <text:p><text:s/>na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1" calcext:value-type="float">
            <text:p>11</text:p>
          </table:table-cell>
          <table:table-cell office:value-type="float" office:value="11.2142" calcext:value-type="float">
            <text:p>11.2142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.59438" calcext:value-type="float">
            <text:p>1.5943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2" calcext:value-type="float">
            <text:p>12</text:p>
          </table:table-cell>
          <table:table-cell office:value-type="float" office:value="11.1055" calcext:value-type="float">
            <text:p>11.1055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.1457" calcext:value-type="float">
            <text:p>2.145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-inf</text:p>
          </table:table-cell>
          <table:table-cell office:value-type="float" office:value="9.96439" calcext:value-type="float">
            <text:p>9.96439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4" calcext:value-type="float">
            <text:p>14</text:p>
          </table:table-cell>
          <table:table-cell office:value-type="float" office:value="11.4035" calcext:value-type="float">
            <text:p>11.4035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.80486" calcext:value-type="float">
            <text:p>1.8048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-inf</text:p>
          </table:table-cell>
          <table:table-cell office:value-type="float" office:value="8.57352" calcext:value-type="float">
            <text:p>8.57352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6" calcext:value-type="float">
            <text:p>16</text:p>
          </table:table-cell>
          <table:table-cell office:value-type="float" office:value="6.65726" calcext:value-type="float">
            <text:p>6.65726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2.85891" calcext:value-type="float">
            <text:p>2.8589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7" calcext:value-type="float">
            <text:p>17</text:p>
          </table:table-cell>
          <table:table-cell office:value-type="float" office:value="12.2048" calcext:value-type="float">
            <text:p>12.2048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2.65817" calcext:value-type="float">
            <text:p>2.6581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-inf</text:p>
          </table:table-cell>
          <table:table-cell office:value-type="float" office:value="8.3988" calcext:value-type="float">
            <text:p>8.3988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8.81335" calcext:value-type="float">
            <text:p>8.81335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3.70225" calcext:value-type="float">
            <text:p>3.7022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10.195" calcext:value-type="float">
            <text:p>10.195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2.41922" calcext:value-type="float">
            <text:p>2.4192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an</text:p>
          </table:table-cell>
          <table:table-cell office:value-type="float" office:value="14.091" calcext:value-type="float">
            <text:p>14.091</text:p>
          </table:table-cell>
          <table:table-cell office:value-type="string" calcext:value-type="string">
            <text:p><text:s/>na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12.5101" calcext:value-type="float">
            <text:p>12.5101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4.17933" calcext:value-type="float">
            <text:p>4.1793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35.3833" calcext:value-type="float">
            <text:p>35.3833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9.475" calcext:value-type="float">
            <text:p>19.47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10.9093" calcext:value-type="float">
            <text:p>10.9093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.76941" calcext:value-type="float">
            <text:p>1.7694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13.497" calcext:value-type="float">
            <text:p>13.497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.51263" calcext:value-type="float">
            <text:p>1.5126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12.3725" calcext:value-type="float">
            <text:p>12.3725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0.751573" calcext:value-type="float">
            <text:p>0.75157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10.6235" calcext:value-type="float">
            <text:p>10.6235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.40064" calcext:value-type="float">
            <text:p>2.4006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inf</text:p>
          </table:table-cell>
          <table:table-cell office:value-type="float" office:value="11.1746" calcext:value-type="float">
            <text:p>11.1746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1" calcext:value-type="float">
            <text:p>11</text:p>
          </table:table-cell>
          <table:table-cell office:value-type="float" office:value="11.8135" calcext:value-type="float">
            <text:p>11.8135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995099" calcext:value-type="float">
            <text:p>0.99509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2" calcext:value-type="float">
            <text:p>12</text:p>
          </table:table-cell>
          <table:table-cell office:value-type="float" office:value="11.1055" calcext:value-type="float">
            <text:p>11.1055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.1457" calcext:value-type="float">
            <text:p>2.145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3" calcext:value-type="float">
            <text:p>13</text:p>
          </table:table-cell>
          <table:table-cell office:value-type="float" office:value="11.2431" calcext:value-type="float">
            <text:p>11.2431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.27875" calcext:value-type="float">
            <text:p>1.2787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4" calcext:value-type="float">
            <text:p>14</text:p>
          </table:table-cell>
          <table:table-cell office:value-type="float" office:value="11.4035" calcext:value-type="float">
            <text:p>11.4035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.80486" calcext:value-type="float">
            <text:p>1.8048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-inf</text:p>
          </table:table-cell>
          <table:table-cell office:value-type="float" office:value="8.57352" calcext:value-type="float">
            <text:p>8.57352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6" calcext:value-type="float">
            <text:p>16</text:p>
          </table:table-cell>
          <table:table-cell office:value-type="float" office:value="8.86241" calcext:value-type="float">
            <text:p>8.86241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653764" calcext:value-type="float">
            <text:p>0.65376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7" calcext:value-type="float">
            <text:p>17</text:p>
          </table:table-cell>
          <table:table-cell office:value-type="float" office:value="11.1009" calcext:value-type="float">
            <text:p>11.1009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1.55432" calcext:value-type="float">
            <text:p>1.5543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nan</text:p>
          </table:table-cell>
          <table:table-cell office:value-type="float" office:value="8.3988" calcext:value-type="float">
            <text:p>8.3988</text:p>
          </table:table-cell>
          <table:table-cell office:value-type="string" calcext:value-type="string">
            <text:p><text:s/>na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8.81335" calcext:value-type="float">
            <text:p>8.81335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3.70225" calcext:value-type="float">
            <text:p>3.7022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80.7525" calcext:value-type="float">
            <text:p>80.7525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68.1383" calcext:value-type="float">
            <text:p>68.138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inf</text:p>
          </table:table-cell>
          <table:table-cell office:value-type="float" office:value="14.091" calcext:value-type="float">
            <text:p>14.091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11.3951" calcext:value-type="float">
            <text:p>11.3951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5.29424" calcext:value-type="float">
            <text:p>5.2942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34.1473" calcext:value-type="float">
            <text:p>34.1473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8.239" calcext:value-type="float">
            <text:p>18.23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13.5599" calcext:value-type="float">
            <text:p>13.5599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0.881141" calcext:value-type="float">
            <text:p>0.88114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13.497" calcext:value-type="float">
            <text:p>13.497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.51263" calcext:value-type="float">
            <text:p>1.5126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35.1513" calcext:value-type="float">
            <text:p>35.1513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22.0272" calcext:value-type="float">
            <text:p>22.027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3.97517" calcext:value-type="float">
            <text:p>3.97517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9.04895" calcext:value-type="float">
            <text:p>9.0489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0" calcext:value-type="float">
            <text:p>10</text:p>
          </table:table-cell>
          <table:table-cell office:value-type="float" office:value="-76.9648" calcext:value-type="float">
            <text:p>-76.9648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88.1394" calcext:value-type="float">
            <text:p>88.139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1" calcext:value-type="float">
            <text:p>11</text:p>
          </table:table-cell>
          <table:table-cell office:value-type="float" office:value="11.8135" calcext:value-type="float">
            <text:p>11.8135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995099" calcext:value-type="float">
            <text:p>0.99509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2" calcext:value-type="float">
            <text:p>12</text:p>
          </table:table-cell>
          <table:table-cell office:value-type="float" office:value="11.1055" calcext:value-type="float">
            <text:p>11.1055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.1457" calcext:value-type="float">
            <text:p>2.145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-inf</text:p>
          </table:table-cell>
          <table:table-cell office:value-type="float" office:value="9.96439" calcext:value-type="float">
            <text:p>9.96439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4" calcext:value-type="float">
            <text:p>14</text:p>
          </table:table-cell>
          <table:table-cell office:value-type="float" office:value="11.9209" calcext:value-type="float">
            <text:p>11.9209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2.32229" calcext:value-type="float">
            <text:p>2.3222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-inf</text:p>
          </table:table-cell>
          <table:table-cell office:value-type="float" office:value="8.57352" calcext:value-type="float">
            <text:p>8.57352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6" calcext:value-type="float">
            <text:p>16</text:p>
          </table:table-cell>
          <table:table-cell office:value-type="float" office:value="8.35879" calcext:value-type="float">
            <text:p>8.35879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.15738" calcext:value-type="float">
            <text:p>1.1573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7" calcext:value-type="float">
            <text:p>17</text:p>
          </table:table-cell>
          <table:table-cell office:value-type="float" office:value="12.7384" calcext:value-type="float">
            <text:p>12.7384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3.19185" calcext:value-type="float">
            <text:p>3.1918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-inf</text:p>
          </table:table-cell>
          <table:table-cell office:value-type="float" office:value="8.3988" calcext:value-type="float">
            <text:p>8.3988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13.1537" calcext:value-type="float">
            <text:p>13.1537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638087" calcext:value-type="float">
            <text:p>0.63808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12.4972" calcext:value-type="float">
            <text:p>12.4972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117055" calcext:value-type="float">
            <text:p>0.11705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13.3343" calcext:value-type="float">
            <text:p>13.3343</text:p>
          </table:table-cell>
          <table:table-cell office:value-type="float" office:value="14.091" calcext:value-type="float">
            <text:p>14.091</text:p>
          </table:table-cell>
          <table:table-cell office:value-type="float" office:value="0.756755" calcext:value-type="float">
            <text:p>0.75675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12.6702" calcext:value-type="float">
            <text:p>12.6702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4.01917" calcext:value-type="float">
            <text:p>4.0191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13.0809" calcext:value-type="float">
            <text:p>13.0809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2.82735" calcext:value-type="float">
            <text:p>2.8273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13.3479" calcext:value-type="float">
            <text:p>13.3479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0.669225" calcext:value-type="float">
            <text:p>0.66922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13.3261" calcext:value-type="float">
            <text:p>13.3261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.34173" calcext:value-type="float">
            <text:p>1.3417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11.9217" calcext:value-type="float">
            <text:p>11.9217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.20241" calcext:value-type="float">
            <text:p>1.2024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12.8729" calcext:value-type="float">
            <text:p>12.8729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0.151182" calcext:value-type="float">
            <text:p>0.15118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0" calcext:value-type="float">
            <text:p>10</text:p>
          </table:table-cell>
          <table:table-cell office:value-type="float" office:value="13.049" calcext:value-type="float">
            <text:p>13.049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.8744" calcext:value-type="float">
            <text:p>1.874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1" calcext:value-type="float">
            <text:p>11</text:p>
          </table:table-cell>
          <table:table-cell office:value-type="float" office:value="11.4696" calcext:value-type="float">
            <text:p>11.4696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.33896" calcext:value-type="float">
            <text:p>1.3389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2" calcext:value-type="float">
            <text:p>12</text:p>
          </table:table-cell>
          <table:table-cell office:value-type="float" office:value="12.7755" calcext:value-type="float">
            <text:p>12.7755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3.81576" calcext:value-type="float">
            <text:p>3.8157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3" calcext:value-type="float">
            <text:p>13</text:p>
          </table:table-cell>
          <table:table-cell office:value-type="float" office:value="12.0542" calcext:value-type="float">
            <text:p>12.0542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2.08985" calcext:value-type="float">
            <text:p>2.0898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4" calcext:value-type="float">
            <text:p>14</text:p>
          </table:table-cell>
          <table:table-cell office:value-type="float" office:value="11.8062" calcext:value-type="float">
            <text:p>11.8062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2.20758" calcext:value-type="float">
            <text:p>2.2075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5" calcext:value-type="float">
            <text:p>15</text:p>
          </table:table-cell>
          <table:table-cell office:value-type="float" office:value="11.1574" calcext:value-type="float">
            <text:p>11.1574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2.58388" calcext:value-type="float">
            <text:p>2.5838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6" calcext:value-type="float">
            <text:p>16</text:p>
          </table:table-cell>
          <table:table-cell office:value-type="float" office:value="11.7153" calcext:value-type="float">
            <text:p>11.7153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2.19912" calcext:value-type="float">
            <text:p>2.1991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7" calcext:value-type="float">
            <text:p>17</text:p>
          </table:table-cell>
          <table:table-cell office:value-type="float" office:value="10.6186" calcext:value-type="float">
            <text:p>10.6186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1.07205" calcext:value-type="float">
            <text:p>1.0720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8" calcext:value-type="float">
            <text:p>18</text:p>
          </table:table-cell>
          <table:table-cell office:value-type="float" office:value="11.4262" calcext:value-type="float">
            <text:p>11.4262</text:p>
          </table:table-cell>
          <table:table-cell office:value-type="float" office:value="8.3988" calcext:value-type="float">
            <text:p>8.3988</text:p>
          </table:table-cell>
          <table:table-cell office:value-type="float" office:value="3.02735" calcext:value-type="float">
            <text:p>3.0273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11.3538" calcext:value-type="float">
            <text:p>11.3538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1.1618" calcext:value-type="float">
            <text:p>1.161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13.2718" calcext:value-type="float">
            <text:p>13.2718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657528" calcext:value-type="float">
            <text:p>0.65752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13.2068" calcext:value-type="float">
            <text:p>13.2068</text:p>
          </table:table-cell>
          <table:table-cell office:value-type="float" office:value="14.091" calcext:value-type="float">
            <text:p>14.091</text:p>
          </table:table-cell>
          <table:table-cell office:value-type="float" office:value="0.88422" calcext:value-type="float">
            <text:p>0.8842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12.6071" calcext:value-type="float">
            <text:p>12.6071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4.08227" calcext:value-type="float">
            <text:p>4.0822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13.6432" calcext:value-type="float">
            <text:p>13.6432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2.26503" calcext:value-type="float">
            <text:p>2.2650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14.076" calcext:value-type="float">
            <text:p>14.076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.39727" calcext:value-type="float">
            <text:p>1.3972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13.3794" calcext:value-type="float">
            <text:p>13.3794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.39502" calcext:value-type="float">
            <text:p>1.3950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12.6821" calcext:value-type="float">
            <text:p>12.6821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0.442027" calcext:value-type="float">
            <text:p>0.44202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13.4417" calcext:value-type="float">
            <text:p>13.4417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0.417533" calcext:value-type="float">
            <text:p>0.41753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0" calcext:value-type="float">
            <text:p>10</text:p>
          </table:table-cell>
          <table:table-cell office:value-type="float" office:value="13.248" calcext:value-type="float">
            <text:p>13.248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2.07339" calcext:value-type="float">
            <text:p>2.0733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1" calcext:value-type="float">
            <text:p>11</text:p>
          </table:table-cell>
          <table:table-cell office:value-type="float" office:value="12.3002" calcext:value-type="float">
            <text:p>12.3002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508373" calcext:value-type="float">
            <text:p>0.50837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2" calcext:value-type="float">
            <text:p>12</text:p>
          </table:table-cell>
          <table:table-cell office:value-type="float" office:value="12.0847" calcext:value-type="float">
            <text:p>12.0847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3.12495" calcext:value-type="float">
            <text:p>3.1249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3" calcext:value-type="float">
            <text:p>13</text:p>
          </table:table-cell>
          <table:table-cell office:value-type="float" office:value="11.6402" calcext:value-type="float">
            <text:p>11.6402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.67583" calcext:value-type="float">
            <text:p>1.6758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4" calcext:value-type="float">
            <text:p>14</text:p>
          </table:table-cell>
          <table:table-cell office:value-type="float" office:value="10.4167" calcext:value-type="float">
            <text:p>10.4167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0.81808" calcext:value-type="float">
            <text:p>0.8180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5" calcext:value-type="float">
            <text:p>15</text:p>
          </table:table-cell>
          <table:table-cell office:value-type="float" office:value="11.7152" calcext:value-type="float">
            <text:p>11.7152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3.14165" calcext:value-type="float">
            <text:p>3.1416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6" calcext:value-type="float">
            <text:p>16</text:p>
          </table:table-cell>
          <table:table-cell office:value-type="float" office:value="10.6258" calcext:value-type="float">
            <text:p>10.6258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.10967" calcext:value-type="float">
            <text:p>1.1096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7" calcext:value-type="float">
            <text:p>17</text:p>
          </table:table-cell>
          <table:table-cell office:value-type="float" office:value="9.3754" calcext:value-type="float">
            <text:p>9.3754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17118" calcext:value-type="float">
            <text:p>0.1711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8" calcext:value-type="float">
            <text:p>18</text:p>
          </table:table-cell>
          <table:table-cell office:value-type="float" office:value="11.7188" calcext:value-type="float">
            <text:p>11.7188</text:p>
          </table:table-cell>
          <table:table-cell office:value-type="float" office:value="8.3988" calcext:value-type="float">
            <text:p>8.3988</text:p>
          </table:table-cell>
          <table:table-cell office:value-type="float" office:value="3.32003" calcext:value-type="float">
            <text:p>3.3200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" calcext:value-type="float">
            <text:p>1</text:p>
          </table:table-cell>
          <table:table-cell office:value-type="float" office:value="10.8595" calcext:value-type="float">
            <text:p>10.8595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1.65607" calcext:value-type="float">
            <text:p>1.6560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2" calcext:value-type="float">
            <text:p>2</text:p>
          </table:table-cell>
          <table:table-cell office:value-type="float" office:value="12.6574" calcext:value-type="float">
            <text:p>12.6574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0431052" calcext:value-type="float">
            <text:p>0.043105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3" calcext:value-type="float">
            <text:p>3</text:p>
          </table:table-cell>
          <table:table-cell office:value-type="float" office:value="16.5788" calcext:value-type="float">
            <text:p>16.5788</text:p>
          </table:table-cell>
          <table:table-cell office:value-type="float" office:value="14.091" calcext:value-type="float">
            <text:p>14.091</text:p>
          </table:table-cell>
          <table:table-cell office:value-type="float" office:value="2.48776" calcext:value-type="float">
            <text:p>2.4877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4" calcext:value-type="float">
            <text:p>4</text:p>
          </table:table-cell>
          <table:table-cell office:value-type="float" office:value="12.7784" calcext:value-type="float">
            <text:p>12.7784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3.91095" calcext:value-type="float">
            <text:p>3.9109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5" calcext:value-type="float">
            <text:p>5</text:p>
          </table:table-cell>
          <table:table-cell office:value-type="float" office:value="13.3698" calcext:value-type="float">
            <text:p>13.3698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2.53842" calcext:value-type="float">
            <text:p>2.5384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6" calcext:value-type="float">
            <text:p>6</text:p>
          </table:table-cell>
          <table:table-cell office:value-type="float" office:value="12.6684" calcext:value-type="float">
            <text:p>12.6684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0.0103077" calcext:value-type="float">
            <text:p>0.010307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7" calcext:value-type="float">
            <text:p>7</text:p>
          </table:table-cell>
          <table:table-cell office:value-type="float" office:value="11.9712" calcext:value-type="float">
            <text:p>11.9712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0.0131715" calcext:value-type="float">
            <text:p>0.013171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8" calcext:value-type="float">
            <text:p>8</text:p>
          </table:table-cell>
          <table:table-cell office:value-type="float" office:value="13.1719" calcext:value-type="float">
            <text:p>13.1719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0.0477812" calcext:value-type="float">
            <text:p>0.047781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9" calcext:value-type="float">
            <text:p>9</text:p>
          </table:table-cell>
          <table:table-cell office:value-type="float" office:value="12.482" calcext:value-type="float">
            <text:p>12.482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0.542157" calcext:value-type="float">
            <text:p>0.54215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0" calcext:value-type="float">
            <text:p>10</text:p>
          </table:table-cell>
          <table:table-cell office:value-type="float" office:value="13.1701" calcext:value-type="float">
            <text:p>13.1701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.99549" calcext:value-type="float">
            <text:p>1.9954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1" calcext:value-type="float">
            <text:p>11</text:p>
          </table:table-cell>
          <table:table-cell office:value-type="float" office:value="12.4152" calcext:value-type="float">
            <text:p>12.4152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393401" calcext:value-type="float">
            <text:p>0.39340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2" calcext:value-type="float">
            <text:p>12</text:p>
          </table:table-cell>
          <table:table-cell office:value-type="float" office:value="12.807" calcext:value-type="float">
            <text:p>12.807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3.84725" calcext:value-type="float">
            <text:p>3.8472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3" calcext:value-type="float">
            <text:p>13</text:p>
          </table:table-cell>
          <table:table-cell office:value-type="float" office:value="11.7682" calcext:value-type="float">
            <text:p>11.7682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.80385" calcext:value-type="float">
            <text:p>1.8038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4" calcext:value-type="float">
            <text:p>14</text:p>
          </table:table-cell>
          <table:table-cell office:value-type="float" office:value="11.1762" calcext:value-type="float">
            <text:p>11.1762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.57755" calcext:value-type="float">
            <text:p>1.5775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5" calcext:value-type="float">
            <text:p>15</text:p>
          </table:table-cell>
          <table:table-cell office:value-type="float" office:value="10.7741" calcext:value-type="float">
            <text:p>10.7741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2.20059" calcext:value-type="float">
            <text:p>2.2005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6" calcext:value-type="float">
            <text:p>16</text:p>
          </table:table-cell>
          <table:table-cell office:value-type="float" office:value="10.4192" calcext:value-type="float">
            <text:p>10.4192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7" calcext:value-type="float">
            <text:p>17</text:p>
          </table:table-cell>
          <table:table-cell office:value-type="float" office:value="10.4226" calcext:value-type="float">
            <text:p>10.4226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87602" calcext:value-type="float">
            <text:p>0.8760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8" calcext:value-type="float">
            <text:p>18</text:p>
          </table:table-cell>
          <table:table-cell office:value-type="float" office:value="11.4316" calcext:value-type="float">
            <text:p>11.4316</text:p>
          </table:table-cell>
          <table:table-cell office:value-type="float" office:value="8.3988" calcext:value-type="float">
            <text:p>8.3988</text:p>
          </table:table-cell>
          <table:table-cell office:value-type="float" office:value="3.03275" calcext:value-type="float">
            <text:p>3.0327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13.2068" calcext:value-type="float">
            <text:p>13.2068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691193" calcext:value-type="float">
            <text:p>0.69119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12.9121" calcext:value-type="float">
            <text:p>12.9121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297819" calcext:value-type="float">
            <text:p>0.29781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12.1082" calcext:value-type="float">
            <text:p>12.1082</text:p>
          </table:table-cell>
          <table:table-cell office:value-type="float" office:value="14.091" calcext:value-type="float">
            <text:p>14.091</text:p>
          </table:table-cell>
          <table:table-cell office:value-type="float" office:value="1.98281" calcext:value-type="float">
            <text:p>1.9828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12.7008" calcext:value-type="float">
            <text:p>12.7008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3.9886" calcext:value-type="float">
            <text:p>3.988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11.5226" calcext:value-type="float">
            <text:p>11.5226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4.38564" calcext:value-type="float">
            <text:p>4.3856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12.3176" calcext:value-type="float">
            <text:p>12.3176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0.361163" calcext:value-type="float">
            <text:p>0.36116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12.6562" calcext:value-type="float">
            <text:p>12.6562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0.671827" calcext:value-type="float">
            <text:p>0.67182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12.4368" calcext:value-type="float">
            <text:p>12.4368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0.687274" calcext:value-type="float">
            <text:p>0.68727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13.3479" calcext:value-type="float">
            <text:p>13.3479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0.323823" calcext:value-type="float">
            <text:p>0.32382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0" calcext:value-type="float">
            <text:p>10</text:p>
          </table:table-cell>
          <table:table-cell office:value-type="float" office:value="12.5199" calcext:value-type="float">
            <text:p>12.5199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.34528" calcext:value-type="float">
            <text:p>1.3452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1" calcext:value-type="float">
            <text:p>11</text:p>
          </table:table-cell>
          <table:table-cell office:value-type="float" office:value="11.9599" calcext:value-type="float">
            <text:p>11.9599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848697" calcext:value-type="float">
            <text:p>0.84869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2" calcext:value-type="float">
            <text:p>12</text:p>
          </table:table-cell>
          <table:table-cell office:value-type="float" office:value="12.7787" calcext:value-type="float">
            <text:p>12.7787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3.81889" calcext:value-type="float">
            <text:p>3.8188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3" calcext:value-type="float">
            <text:p>13</text:p>
          </table:table-cell>
          <table:table-cell office:value-type="float" office:value="12.0352" calcext:value-type="float">
            <text:p>12.0352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2.07085" calcext:value-type="float">
            <text:p>2.0708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4" calcext:value-type="float">
            <text:p>14</text:p>
          </table:table-cell>
          <table:table-cell office:value-type="float" office:value="11.6597" calcext:value-type="float">
            <text:p>11.6597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2.06111" calcext:value-type="float">
            <text:p>2.0611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5" calcext:value-type="float">
            <text:p>15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.66835" calcext:value-type="float">
            <text:p>1.6683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6" calcext:value-type="float">
            <text:p>16</text:p>
          </table:table-cell>
          <table:table-cell office:value-type="float" office:value="10.7252" calcext:value-type="float">
            <text:p>10.7252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.20905" calcext:value-type="float">
            <text:p>1.2090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7" calcext:value-type="float">
            <text:p>17</text:p>
          </table:table-cell>
          <table:table-cell office:value-type="float" office:value="10.7105" calcext:value-type="float">
            <text:p>10.7105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1.16392" calcext:value-type="float">
            <text:p>1.1639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8" calcext:value-type="float">
            <text:p>18</text:p>
          </table:table-cell>
          <table:table-cell office:value-type="float" office:value="10.8777" calcext:value-type="float">
            <text:p>10.8777</text:p>
          </table:table-cell>
          <table:table-cell office:value-type="float" office:value="8.3988" calcext:value-type="float">
            <text:p>8.3988</text:p>
          </table:table-cell>
          <table:table-cell office:value-type="float" office:value="2.47885" calcext:value-type="float">
            <text:p>2.4788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12.2747" calcext:value-type="float">
            <text:p>12.2747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240918" calcext:value-type="float">
            <text:p>0.24091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11.3986" calcext:value-type="float">
            <text:p>11.3986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.21566" calcext:value-type="float">
            <text:p>1.2156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14.0617" calcext:value-type="float">
            <text:p>14.0617</text:p>
          </table:table-cell>
          <table:table-cell office:value-type="float" office:value="14.091" calcext:value-type="float">
            <text:p>14.091</text:p>
          </table:table-cell>
          <table:table-cell office:value-type="float" office:value="0.029332" calcext:value-type="float">
            <text:p>0.02933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13.1232" calcext:value-type="float">
            <text:p>13.1232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3.56622" calcext:value-type="float">
            <text:p>3.5662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14.3505" calcext:value-type="float">
            <text:p>14.3505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.55771" calcext:value-type="float">
            <text:p>1.5577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12.828" calcext:value-type="float">
            <text:p>12.828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0.1493" calcext:value-type="float">
            <text:p>0.149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12.409" calcext:value-type="float">
            <text:p>12.409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0.424632" calcext:value-type="float">
            <text:p>0.42463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0.434183" calcext:value-type="float">
            <text:p>0.43418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12.5506" calcext:value-type="float">
            <text:p>12.5506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0.473529" calcext:value-type="float">
            <text:p>0.47352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0" calcext:value-type="float">
            <text:p>10</text:p>
          </table:table-cell>
          <table:table-cell office:value-type="float" office:value="12.6708" calcext:value-type="float">
            <text:p>12.6708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.49619" calcext:value-type="float">
            <text:p>1.4961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1" calcext:value-type="float">
            <text:p>11</text:p>
          </table:table-cell>
          <table:table-cell office:value-type="float" office:value="11.8062" calcext:value-type="float">
            <text:p>11.8062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.00239" calcext:value-type="float">
            <text:p>1.0023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2" calcext:value-type="float">
            <text:p>12</text:p>
          </table:table-cell>
          <table:table-cell office:value-type="float" office:value="11.1726" calcext:value-type="float">
            <text:p>11.1726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.21287" calcext:value-type="float">
            <text:p>2.2128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3" calcext:value-type="float">
            <text:p>13</text:p>
          </table:table-cell>
          <table:table-cell office:value-type="float" office:value="11.5632" calcext:value-type="float">
            <text:p>11.5632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.59876" calcext:value-type="float">
            <text:p>1.5987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4" calcext:value-type="float">
            <text:p>14</text:p>
          </table:table-cell>
          <table:table-cell office:value-type="float" office:value="11.3432" calcext:value-type="float">
            <text:p>11.3432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.74454" calcext:value-type="float">
            <text:p>1.7445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5" calcext:value-type="float">
            <text:p>15</text:p>
          </table:table-cell>
          <table:table-cell office:value-type="float" office:value="10.8743" calcext:value-type="float">
            <text:p>10.8743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2.30076" calcext:value-type="float">
            <text:p>2.3007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6" calcext:value-type="float">
            <text:p>16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650893" calcext:value-type="float">
            <text:p>0.65089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7" calcext:value-type="float">
            <text:p>17</text:p>
          </table:table-cell>
          <table:table-cell office:value-type="float" office:value="9.44427" calcext:value-type="float">
            <text:p>9.44427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102313" calcext:value-type="float">
            <text:p>0.10231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8" calcext:value-type="float">
            <text:p>18</text:p>
          </table:table-cell>
          <table:table-cell office:value-type="float" office:value="10.6624" calcext:value-type="float">
            <text:p>10.6624</text:p>
          </table:table-cell>
          <table:table-cell office:value-type="float" office:value="8.3988" calcext:value-type="float">
            <text:p>8.3988</text:p>
          </table:table-cell>
          <table:table-cell office:value-type="float" office:value="2.26362" calcext:value-type="float">
            <text:p>2.2636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11.9632" calcext:value-type="float">
            <text:p>11.9632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552448" calcext:value-type="float">
            <text:p>0.55244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22.6315" calcext:value-type="float">
            <text:p>22.6315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0.0172" calcext:value-type="float">
            <text:p>10.017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14.5255" calcext:value-type="float">
            <text:p>14.5255</text:p>
          </table:table-cell>
          <table:table-cell office:value-type="float" office:value="14.091" calcext:value-type="float">
            <text:p>14.091</text:p>
          </table:table-cell>
          <table:table-cell office:value-type="float" office:value="0.434516" calcext:value-type="float">
            <text:p>0.43451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16.3046" calcext:value-type="float">
            <text:p>16.3046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0.384779" calcext:value-type="float">
            <text:p>0.38477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28.4569" calcext:value-type="float">
            <text:p>28.4569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2.5487" calcext:value-type="float">
            <text:p>12.548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15.271" calcext:value-type="float">
            <text:p>15.271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2.59231" calcext:value-type="float">
            <text:p>2.5923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15.8471" calcext:value-type="float">
            <text:p>15.8471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3.86272" calcext:value-type="float">
            <text:p>3.8627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18.0417" calcext:value-type="float">
            <text:p>18.0417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4.91754" calcext:value-type="float">
            <text:p>4.9175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14.7428" calcext:value-type="float">
            <text:p>14.7428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1.71869" calcext:value-type="float">
            <text:p>1.7186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0" calcext:value-type="float">
            <text:p>10</text:p>
          </table:table-cell>
          <table:table-cell office:value-type="float" office:value="12.4125" calcext:value-type="float">
            <text:p>12.4125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.23786" calcext:value-type="float">
            <text:p>1.2378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1" calcext:value-type="float">
            <text:p>11</text:p>
          </table:table-cell>
          <table:table-cell office:value-type="float" office:value="12.0758" calcext:value-type="float">
            <text:p>12.0758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732782" calcext:value-type="float">
            <text:p>0.73278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2" calcext:value-type="float">
            <text:p>12</text:p>
          </table:table-cell>
          <table:table-cell office:value-type="float" office:value="11.2913" calcext:value-type="float">
            <text:p>11.2913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.3315" calcext:value-type="float">
            <text:p>2.331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3" calcext:value-type="float">
            <text:p>13</text:p>
          </table:table-cell>
          <table:table-cell office:value-type="float" office:value="12.6239" calcext:value-type="float">
            <text:p>12.6239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2.65952" calcext:value-type="float">
            <text:p>2.6595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4" calcext:value-type="float">
            <text:p>14</text:p>
          </table:table-cell>
          <table:table-cell office:value-type="float" office:value="11.3519" calcext:value-type="float">
            <text:p>11.3519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.75325" calcext:value-type="float">
            <text:p>1.7532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5" calcext:value-type="float">
            <text:p>15</text:p>
          </table:table-cell>
          <table:table-cell office:value-type="float" office:value="13.3109" calcext:value-type="float">
            <text:p>13.3109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4.73738" calcext:value-type="float">
            <text:p>4.7373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6" calcext:value-type="float">
            <text:p>16</text:p>
          </table:table-cell>
          <table:table-cell office:value-type="float" office:value="11.1814" calcext:value-type="float">
            <text:p>11.1814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.66524" calcext:value-type="float">
            <text:p>1.6652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7" calcext:value-type="float">
            <text:p>17</text:p>
          </table:table-cell>
          <table:table-cell office:value-type="float" office:value="10.1494" calcext:value-type="float">
            <text:p>10.1494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602828" calcext:value-type="float">
            <text:p>0.60282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8" calcext:value-type="float">
            <text:p>18</text:p>
          </table:table-cell>
          <table:table-cell office:value-type="float" office:value="12.3826" calcext:value-type="float">
            <text:p>12.3826</text:p>
          </table:table-cell>
          <table:table-cell office:value-type="float" office:value="8.3988" calcext:value-type="float">
            <text:p>8.3988</text:p>
          </table:table-cell>
          <table:table-cell office:value-type="float" office:value="3.98381" calcext:value-type="float">
            <text:p>3.9838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13.7566" calcext:value-type="float">
            <text:p>13.7566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1.24098" calcext:value-type="float">
            <text:p>1.2409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13.5504" calcext:value-type="float">
            <text:p>13.5504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936134" calcext:value-type="float">
            <text:p>0.93613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14.1501" calcext:value-type="float">
            <text:p>14.1501</text:p>
          </table:table-cell>
          <table:table-cell office:value-type="float" office:value="14.091" calcext:value-type="float">
            <text:p>14.091</text:p>
          </table:table-cell>
          <table:table-cell office:value-type="float" office:value="0.0591002" calcext:value-type="float">
            <text:p>0.059100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15.5707" calcext:value-type="float">
            <text:p>15.5707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.11871" calcext:value-type="float">
            <text:p>1.1187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13.7537" calcext:value-type="float">
            <text:p>13.7537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2.15451" calcext:value-type="float">
            <text:p>2.1545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14.9177" calcext:value-type="float">
            <text:p>14.9177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2.23898" calcext:value-type="float">
            <text:p>2.2389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14.4225" calcext:value-type="float">
            <text:p>14.4225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2.43813" calcext:value-type="float">
            <text:p>2.4381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16.9332" calcext:value-type="float">
            <text:p>16.9332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3.80907" calcext:value-type="float">
            <text:p>3.8090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15.6315" calcext:value-type="float">
            <text:p>15.6315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.60737" calcext:value-type="float">
            <text:p>2.6073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0" calcext:value-type="float">
            <text:p>10</text:p>
          </table:table-cell>
          <table:table-cell office:value-type="float" office:value="11.754" calcext:value-type="float">
            <text:p>11.754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0.579313" calcext:value-type="float">
            <text:p>0.57931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1" calcext:value-type="float">
            <text:p>11</text:p>
          </table:table-cell>
          <table:table-cell office:value-type="float" office:value="12.9943" calcext:value-type="float">
            <text:p>12.9943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18571" calcext:value-type="float">
            <text:p>0.1857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2" calcext:value-type="float">
            <text:p>12</text:p>
          </table:table-cell>
          <table:table-cell office:value-type="float" office:value="12.8092" calcext:value-type="float">
            <text:p>12.8092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3.8494" calcext:value-type="float">
            <text:p>3.849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3" calcext:value-type="float">
            <text:p>13</text:p>
          </table:table-cell>
          <table:table-cell office:value-type="float" office:value="13.6024" calcext:value-type="float">
            <text:p>13.6024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3.63799" calcext:value-type="float">
            <text:p>3.6379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4" calcext:value-type="float">
            <text:p>14</text:p>
          </table:table-cell>
          <table:table-cell office:value-type="float" office:value="10.0282" calcext:value-type="float">
            <text:p>10.0282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0.429592" calcext:value-type="float">
            <text:p>0.42959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5" calcext:value-type="float">
            <text:p>15</text:p>
          </table:table-cell>
          <table:table-cell office:value-type="float" office:value="11.8714" calcext:value-type="float">
            <text:p>11.8714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3.29787" calcext:value-type="float">
            <text:p>3.2978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6" calcext:value-type="float">
            <text:p>16</text:p>
          </table:table-cell>
          <table:table-cell office:value-type="float" office:value="13.1616" calcext:value-type="float">
            <text:p>13.1616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3.64541" calcext:value-type="float">
            <text:p>3.6454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7" calcext:value-type="float">
            <text:p>17</text:p>
          </table:table-cell>
          <table:table-cell office:value-type="float" office:value="8.86689" calcext:value-type="float">
            <text:p>8.86689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679688" calcext:value-type="float">
            <text:p>0.67968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8" calcext:value-type="float">
            <text:p>18</text:p>
          </table:table-cell>
          <table:table-cell office:value-type="float" office:value="11.279" calcext:value-type="float">
            <text:p>11.279</text:p>
          </table:table-cell>
          <table:table-cell office:value-type="float" office:value="8.3988" calcext:value-type="float">
            <text:p>8.3988</text:p>
          </table:table-cell>
          <table:table-cell office:value-type="float" office:value="2.88015" calcext:value-type="float">
            <text:p>2.8801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" calcext:value-type="float">
            <text:p>1</text:p>
          </table:table-cell>
          <table:table-cell office:value-type="float" office:value="14.5635" calcext:value-type="float">
            <text:p>14.5635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2.04786" calcext:value-type="float">
            <text:p>2.0478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2" calcext:value-type="float">
            <text:p>2</text:p>
          </table:table-cell>
          <table:table-cell office:value-type="float" office:value="21.5112" calcext:value-type="float">
            <text:p>21.5112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8.89698" calcext:value-type="float">
            <text:p>8.8969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3" calcext:value-type="float">
            <text:p>3</text:p>
          </table:table-cell>
          <table:table-cell office:value-type="float" office:value="18.1262" calcext:value-type="float">
            <text:p>18.1262</text:p>
          </table:table-cell>
          <table:table-cell office:value-type="float" office:value="14.091" calcext:value-type="float">
            <text:p>14.091</text:p>
          </table:table-cell>
          <table:table-cell office:value-type="float" office:value="4.03524" calcext:value-type="float">
            <text:p>4.0352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4" calcext:value-type="float">
            <text:p>4</text:p>
          </table:table-cell>
          <table:table-cell office:value-type="float" office:value="14.9454" calcext:value-type="float">
            <text:p>14.9454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5" calcext:value-type="float">
            <text:p>5</text:p>
          </table:table-cell>
          <table:table-cell office:value-type="float" office:value="37.6257" calcext:value-type="float">
            <text:p>37.6257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21.7175" calcext:value-type="float">
            <text:p>21.717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6" calcext:value-type="float">
            <text:p>6</text:p>
          </table:table-cell>
          <table:table-cell office:value-type="float" office:value="34.3219" calcext:value-type="float">
            <text:p>34.3219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21.6432" calcext:value-type="float">
            <text:p>21.643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7" calcext:value-type="float">
            <text:p>7</text:p>
          </table:table-cell>
          <table:table-cell office:value-type="float" office:value="14.203" calcext:value-type="float">
            <text:p>14.203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2.21862" calcext:value-type="float">
            <text:p>2.2186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8" calcext:value-type="float">
            <text:p>8</text:p>
          </table:table-cell>
          <table:table-cell office:value-type="float" office:value="15.9231" calcext:value-type="float">
            <text:p>15.9231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2.79899" calcext:value-type="float">
            <text:p>2.7989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9" calcext:value-type="float">
            <text:p>9</text:p>
          </table:table-cell>
          <table:table-cell office:value-type="float" office:value="15.5743" calcext:value-type="float">
            <text:p>15.5743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.55016" calcext:value-type="float">
            <text:p>2.5501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0" calcext:value-type="float">
            <text:p>10</text:p>
          </table:table-cell>
          <table:table-cell office:value-type="float" office:value="12.1558" calcext:value-type="float">
            <text:p>12.1558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0.981151" calcext:value-type="float">
            <text:p>0.98115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1" calcext:value-type="float">
            <text:p>11</text:p>
          </table:table-cell>
          <table:table-cell office:value-type="float" office:value="11.9634" calcext:value-type="float">
            <text:p>11.9634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845193" calcext:value-type="float">
            <text:p>0.84519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2" calcext:value-type="float">
            <text:p>12</text:p>
          </table:table-cell>
          <table:table-cell office:value-type="float" office:value="13.357" calcext:value-type="float">
            <text:p>13.357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4.39719" calcext:value-type="float">
            <text:p>4.3971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3" calcext:value-type="float">
            <text:p>13</text:p>
          </table:table-cell>
          <table:table-cell office:value-type="float" office:value="10.663" calcext:value-type="float">
            <text:p>10.663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0.698585" calcext:value-type="float">
            <text:p>0.69858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4" calcext:value-type="float">
            <text:p>14</text:p>
          </table:table-cell>
          <table:table-cell office:value-type="float" office:value="12.9555" calcext:value-type="float">
            <text:p>12.9555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3.35688" calcext:value-type="float">
            <text:p>3.3568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5" calcext:value-type="float">
            <text:p>15</text:p>
          </table:table-cell>
          <table:table-cell office:value-type="float" office:value="13.1834" calcext:value-type="float">
            <text:p>13.1834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4.60991" calcext:value-type="float">
            <text:p>4.6099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6" calcext:value-type="float">
            <text:p>16</text:p>
          </table:table-cell>
          <table:table-cell office:value-type="float" office:value="12.1448" calcext:value-type="float">
            <text:p>12.1448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2.62868" calcext:value-type="float">
            <text:p>2.6286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7" calcext:value-type="float">
            <text:p>17</text:p>
          </table:table-cell>
          <table:table-cell office:value-type="float" office:value="9.54524" calcext:value-type="float">
            <text:p>9.54524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0013377" calcext:value-type="float">
            <text:p>0.001337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8" calcext:value-type="float">
            <text:p>18</text:p>
          </table:table-cell>
          <table:table-cell office:value-type="float" office:value="12.6454" calcext:value-type="float">
            <text:p>12.6454</text:p>
          </table:table-cell>
          <table:table-cell office:value-type="float" office:value="8.3988" calcext:value-type="float">
            <text:p>8.3988</text:p>
          </table:table-cell>
          <table:table-cell office:value-type="float" office:value="4.24663" calcext:value-type="float">
            <text:p>4.2466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13.2775" calcext:value-type="float">
            <text:p>13.2775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761919" calcext:value-type="float">
            <text:p>0.76191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17.2717" calcext:value-type="float">
            <text:p>17.2717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4.65744" calcext:value-type="float">
            <text:p>4.6574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12.8237" calcext:value-type="float">
            <text:p>12.8237</text:p>
          </table:table-cell>
          <table:table-cell office:value-type="float" office:value="14.091" calcext:value-type="float">
            <text:p>14.091</text:p>
          </table:table-cell>
          <table:table-cell office:value-type="float" office:value="1.26726" calcext:value-type="float">
            <text:p>1.2672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15.0627" calcext:value-type="float">
            <text:p>15.0627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.62667" calcext:value-type="float">
            <text:p>1.6266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32.6437" calcext:value-type="float">
            <text:p>32.6437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6.7354" calcext:value-type="float">
            <text:p>16.735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14.8626" calcext:value-type="float">
            <text:p>14.8626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2.18387" calcext:value-type="float">
            <text:p>2.1838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17.6291" calcext:value-type="float">
            <text:p>17.6291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5.64479" calcext:value-type="float">
            <text:p>5.6447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21.0795" calcext:value-type="float">
            <text:p>21.0795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7.95539" calcext:value-type="float">
            <text:p>7.9553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15.7997" calcext:value-type="float">
            <text:p>15.7997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.77559" calcext:value-type="float">
            <text:p>2.7755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0" calcext:value-type="float">
            <text:p>10</text:p>
          </table:table-cell>
          <table:table-cell office:value-type="float" office:value="14.1357" calcext:value-type="float">
            <text:p>14.1357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2.96109" calcext:value-type="float">
            <text:p>2.9610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1" calcext:value-type="float">
            <text:p>11</text:p>
          </table:table-cell>
          <table:table-cell office:value-type="float" office:value="12.8407" calcext:value-type="float">
            <text:p>12.8407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0321132" calcext:value-type="float">
            <text:p>0.032113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2" calcext:value-type="float">
            <text:p>12</text:p>
          </table:table-cell>
          <table:table-cell office:value-type="float" office:value="12.2499" calcext:value-type="float">
            <text:p>12.2499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3.2901" calcext:value-type="float">
            <text:p>3.290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3" calcext:value-type="float">
            <text:p>13</text:p>
          </table:table-cell>
          <table:table-cell office:value-type="float" office:value="12.0095" calcext:value-type="float">
            <text:p>12.0095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2.04507" calcext:value-type="float">
            <text:p>2.0450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4" calcext:value-type="float">
            <text:p>14</text:p>
          </table:table-cell>
          <table:table-cell office:value-type="float" office:value="11.6992" calcext:value-type="float">
            <text:p>11.6992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2.10054" calcext:value-type="float">
            <text:p>2.1005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5" calcext:value-type="float">
            <text:p>15</text:p>
          </table:table-cell>
          <table:table-cell office:value-type="float" office:value="13.592" calcext:value-type="float">
            <text:p>13.592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5.0185" calcext:value-type="float">
            <text:p>5.018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6" calcext:value-type="float">
            <text:p>16</text:p>
          </table:table-cell>
          <table:table-cell office:value-type="float" office:value="10.4453" calcext:value-type="float">
            <text:p>10.4453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929103" calcext:value-type="float">
            <text:p>0.92910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7" calcext:value-type="float">
            <text:p>17</text:p>
          </table:table-cell>
          <table:table-cell office:value-type="float" office:value="9.73502" calcext:value-type="float">
            <text:p>9.73502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188443" calcext:value-type="float">
            <text:p>0.18844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8" calcext:value-type="float">
            <text:p>18</text:p>
          </table:table-cell>
          <table:table-cell office:value-type="float" office:value="10.2729" calcext:value-type="float">
            <text:p>10.2729</text:p>
          </table:table-cell>
          <table:table-cell office:value-type="float" office:value="8.3988" calcext:value-type="float">
            <text:p>8.3988</text:p>
          </table:table-cell>
          <table:table-cell office:value-type="float" office:value="1.8741" calcext:value-type="float">
            <text:p>1.874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12.9834" calcext:value-type="float">
            <text:p>12.9834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467761" calcext:value-type="float">
            <text:p>0.46776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16.0654" calcext:value-type="float">
            <text:p>16.0654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3.45117" calcext:value-type="float">
            <text:p>3.4511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16.6949" calcext:value-type="float">
            <text:p>16.6949</text:p>
          </table:table-cell>
          <table:table-cell office:value-type="float" office:value="14.091" calcext:value-type="float">
            <text:p>14.091</text:p>
          </table:table-cell>
          <table:table-cell office:value-type="float" office:value="2.60387" calcext:value-type="float">
            <text:p>2.6038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12.5648" calcext:value-type="float">
            <text:p>12.5648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4.12457" calcext:value-type="float">
            <text:p>4.1245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26.3307" calcext:value-type="float">
            <text:p>26.3307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0.4225" calcext:value-type="float">
            <text:p>10.422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14.504" calcext:value-type="float">
            <text:p>14.504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.82532" calcext:value-type="float">
            <text:p>1.8253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13.9956" calcext:value-type="float">
            <text:p>13.9956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2.01125" calcext:value-type="float">
            <text:p>2.0112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17.0214" calcext:value-type="float">
            <text:p>17.0214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3.89726" calcext:value-type="float">
            <text:p>3.8972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17.8988" calcext:value-type="float">
            <text:p>17.8988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4.87469" calcext:value-type="float">
            <text:p>4.8746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0" calcext:value-type="float">
            <text:p>10</text:p>
          </table:table-cell>
          <table:table-cell office:value-type="float" office:value="14.6452" calcext:value-type="float">
            <text:p>14.6452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3.47054" calcext:value-type="float">
            <text:p>3.4705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1" calcext:value-type="float">
            <text:p>11</text:p>
          </table:table-cell>
          <table:table-cell office:value-type="float" office:value="15.9755" calcext:value-type="float">
            <text:p>15.9755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3.16693" calcext:value-type="float">
            <text:p>3.1669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2" calcext:value-type="float">
            <text:p>12</text:p>
          </table:table-cell>
          <table:table-cell office:value-type="float" office:value="11.7122" calcext:value-type="float">
            <text:p>11.7122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.7524" calcext:value-type="float">
            <text:p>2.752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3" calcext:value-type="float">
            <text:p>13</text:p>
          </table:table-cell>
          <table:table-cell office:value-type="float" office:value="13.3127" calcext:value-type="float">
            <text:p>13.3127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3.34831" calcext:value-type="float">
            <text:p>3.3483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4" calcext:value-type="float">
            <text:p>14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0.962616" calcext:value-type="float">
            <text:p>0.96261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5" calcext:value-type="float">
            <text:p>15</text:p>
          </table:table-cell>
          <table:table-cell office:value-type="float" office:value="14.2108" calcext:value-type="float">
            <text:p>14.2108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5.63726" calcext:value-type="float">
            <text:p>5.6372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6" calcext:value-type="float">
            <text:p>16</text:p>
          </table:table-cell>
          <table:table-cell office:value-type="float" office:value="11.0325" calcext:value-type="float">
            <text:p>11.0325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.51631" calcext:value-type="float">
            <text:p>1.5163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7" calcext:value-type="float">
            <text:p>17</text:p>
          </table:table-cell>
          <table:table-cell office:value-type="float" office:value="10.1474" calcext:value-type="float">
            <text:p>10.1474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600803" calcext:value-type="float">
            <text:p>0.60080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8" calcext:value-type="float">
            <text:p>18</text:p>
          </table:table-cell>
          <table:table-cell office:value-type="float" office:value="12.3189" calcext:value-type="float">
            <text:p>12.3189</text:p>
          </table:table-cell>
          <table:table-cell office:value-type="float" office:value="8.3988" calcext:value-type="float">
            <text:p>8.3988</text:p>
          </table:table-cell>
          <table:table-cell office:value-type="float" office:value="3.92008" calcext:value-type="float">
            <text:p>3.9200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19.4626" calcext:value-type="float">
            <text:p>19.4626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6.94701" calcext:value-type="float">
            <text:p>6.9470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13.599" calcext:value-type="float">
            <text:p>13.599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984763" calcext:value-type="float">
            <text:p>0.98476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12.0752" calcext:value-type="float">
            <text:p>12.0752</text:p>
          </table:table-cell>
          <table:table-cell office:value-type="float" office:value="14.091" calcext:value-type="float">
            <text:p>14.091</text:p>
          </table:table-cell>
          <table:table-cell office:value-type="float" office:value="2.01581" calcext:value-type="float">
            <text:p>2.0158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20.001" calcext:value-type="float">
            <text:p>20.001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3.31164" calcext:value-type="float">
            <text:p>3.3116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520.246" calcext:value-type="float">
            <text:p>520.246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504.338" calcext:value-type="float">
            <text:p>504.33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10.8288" calcext:value-type="float">
            <text:p>10.8288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.84988" calcext:value-type="float">
            <text:p>1.8498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12.8717" calcext:value-type="float">
            <text:p>12.8717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0.88731" calcext:value-type="float">
            <text:p>0.8873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10.639" calcext:value-type="float">
            <text:p>10.639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2.4851" calcext:value-type="float">
            <text:p>2.485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13.1157" calcext:value-type="float">
            <text:p>13.1157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0.0915892" calcext:value-type="float">
            <text:p>0.091589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0" calcext:value-type="float">
            <text:p>10</text:p>
          </table:table-cell>
          <table:table-cell office:value-type="float" office:value="14.7536" calcext:value-type="float">
            <text:p>14.7536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3.57893" calcext:value-type="float">
            <text:p>3.5789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1" calcext:value-type="float">
            <text:p>11</text:p>
          </table:table-cell>
          <table:table-cell office:value-type="float" office:value="7.78781" calcext:value-type="float">
            <text:p>7.78781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5.02079" calcext:value-type="float">
            <text:p>5.0207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2" calcext:value-type="float">
            <text:p>12</text:p>
          </table:table-cell>
          <table:table-cell office:value-type="float" office:value="51.3351" calcext:value-type="float">
            <text:p>51.3351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42.3754" calcext:value-type="float">
            <text:p>42.375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3" calcext:value-type="float">
            <text:p>13</text:p>
          </table:table-cell>
          <table:table-cell office:value-type="float" office:value="11.6895" calcext:value-type="float">
            <text:p>11.6895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1.72513" calcext:value-type="float">
            <text:p>1.7251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4" calcext:value-type="float">
            <text:p>14</text:p>
          </table:table-cell>
          <table:table-cell office:value-type="float" office:value="9.45112" calcext:value-type="float">
            <text:p>9.45112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0.14751" calcext:value-type="float">
            <text:p>0.1475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5" calcext:value-type="float">
            <text:p>15</text:p>
          </table:table-cell>
          <table:table-cell office:value-type="float" office:value="8.72363" calcext:value-type="float">
            <text:p>8.72363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0.150102" calcext:value-type="float">
            <text:p>0.15010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6" calcext:value-type="float">
            <text:p>16</text:p>
          </table:table-cell>
          <table:table-cell office:value-type="float" office:value="11.4315" calcext:value-type="float">
            <text:p>11.4315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1.91534" calcext:value-type="float">
            <text:p>1.9153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7" calcext:value-type="float">
            <text:p>17</text:p>
          </table:table-cell>
          <table:table-cell office:value-type="float" office:value="17.2956" calcext:value-type="float">
            <text:p>17.2956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7.74903" calcext:value-type="float">
            <text:p>7.7490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8" calcext:value-type="float">
            <text:p>18</text:p>
          </table:table-cell>
          <table:table-cell office:value-type="float" office:value="25.6678" calcext:value-type="float">
            <text:p>25.6678</text:p>
          </table:table-cell>
          <table:table-cell office:value-type="float" office:value="8.3988" calcext:value-type="float">
            <text:p>8.3988</text:p>
          </table:table-cell>
          <table:table-cell office:value-type="float" office:value="17.269" calcext:value-type="float">
            <text:p>17.26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13.0283" calcext:value-type="float">
            <text:p>13.0283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512681" calcext:value-type="float">
            <text:p>0.51268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13.3406" calcext:value-type="float">
            <text:p>13.3406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726361" calcext:value-type="float">
            <text:p>0.72636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28.2302" calcext:value-type="float">
            <text:p>28.2302</text:p>
          </table:table-cell>
          <table:table-cell office:value-type="float" office:value="14.091" calcext:value-type="float">
            <text:p>14.091</text:p>
          </table:table-cell>
          <table:table-cell office:value-type="float" office:value="14.1392" calcext:value-type="float">
            <text:p>14.139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22.1695" calcext:value-type="float">
            <text:p>22.1695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5.48013" calcext:value-type="float">
            <text:p>5.4801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43.498" calcext:value-type="float">
            <text:p>43.498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27.5898" calcext:value-type="float">
            <text:p>27.589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9.19978" calcext:value-type="float">
            <text:p>9.19978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3.47894" calcext:value-type="float">
            <text:p>3.4789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10.3581" calcext:value-type="float">
            <text:p>10.3581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.62625" calcext:value-type="float">
            <text:p>1.6262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-inf</text:p>
          </table:table-cell>
          <table:table-cell office:value-type="float" office:value="13.1241" calcext:value-type="float">
            <text:p>13.1241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140.565" calcext:value-type="float">
            <text:p>140.565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127.541" calcext:value-type="float">
            <text:p>127.54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0" calcext:value-type="float">
            <text:p>10</text:p>
          </table:table-cell>
          <table:table-cell office:value-type="float" office:value="9.40105" calcext:value-type="float">
            <text:p>9.40105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1.77359" calcext:value-type="float">
            <text:p>1.7735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1" calcext:value-type="float">
            <text:p>11</text:p>
          </table:table-cell>
          <table:table-cell office:value-type="float" office:value="19.4803" calcext:value-type="float">
            <text:p>19.4803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6.67166" calcext:value-type="float">
            <text:p>6.6716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2" calcext:value-type="float">
            <text:p>12</text:p>
          </table:table-cell>
          <table:table-cell office:value-type="float" office:value="12.7151" calcext:value-type="float">
            <text:p>12.7151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3.75536" calcext:value-type="float">
            <text:p>3.7553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3" calcext:value-type="float">
            <text:p>13</text:p>
          </table:table-cell>
          <table:table-cell office:value-type="float" office:value="15.9498" calcext:value-type="float">
            <text:p>15.9498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5.98545" calcext:value-type="float">
            <text:p>5.9854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4" calcext:value-type="float">
            <text:p>14</text:p>
          </table:table-cell>
          <table:table-cell office:value-type="float" office:value="13.145" calcext:value-type="float">
            <text:p>13.145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3.54637" calcext:value-type="float">
            <text:p>3.5463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5" calcext:value-type="float">
            <text:p>15</text:p>
          </table:table-cell>
          <table:table-cell office:value-type="float" office:value="13.1413" calcext:value-type="float">
            <text:p>13.1413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4.56782" calcext:value-type="float">
            <text:p>4.5678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6" calcext:value-type="float">
            <text:p>16</text:p>
          </table:table-cell>
          <table:table-cell office:value-type="float" office:value="10.4572" calcext:value-type="float">
            <text:p>10.4572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941067" calcext:value-type="float">
            <text:p>0.94106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7" calcext:value-type="float">
            <text:p>17</text:p>
          </table:table-cell>
          <table:table-cell office:value-type="float" office:value="16.7035" calcext:value-type="float">
            <text:p>16.7035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7.15695" calcext:value-type="float">
            <text:p>7.1569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8" calcext:value-type="float">
            <text:p>18</text:p>
          </table:table-cell>
          <table:table-cell office:value-type="float" office:value="12.7433" calcext:value-type="float">
            <text:p>12.7433</text:p>
          </table:table-cell>
          <table:table-cell office:value-type="float" office:value="8.3988" calcext:value-type="float">
            <text:p>8.3988</text:p>
          </table:table-cell>
          <table:table-cell office:value-type="float" office:value="4.34448" calcext:value-type="float">
            <text:p>4.3444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" calcext:value-type="float">
            <text:p>1</text:p>
          </table:table-cell>
          <table:table-cell office:value-type="float" office:value="15.0326" calcext:value-type="float">
            <text:p>15.0326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2.51697" calcext:value-type="float">
            <text:p>2.5169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2" calcext:value-type="float">
            <text:p>2</text:p>
          </table:table-cell>
          <table:table-cell office:value-type="float" office:value="11.6187" calcext:value-type="float">
            <text:p>11.6187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995518" calcext:value-type="float">
            <text:p>0.99551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3" calcext:value-type="float">
            <text:p>3</text:p>
          </table:table-cell>
          <table:table-cell office:value-type="float" office:value="26.9019" calcext:value-type="float">
            <text:p>26.9019</text:p>
          </table:table-cell>
          <table:table-cell office:value-type="float" office:value="14.091" calcext:value-type="float">
            <text:p>14.091</text:p>
          </table:table-cell>
          <table:table-cell office:value-type="float" office:value="12.8109" calcext:value-type="float">
            <text:p>12.810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4" calcext:value-type="float">
            <text:p>4</text:p>
          </table:table-cell>
          <table:table-cell office:value-type="float" office:value="35.326" calcext:value-type="float">
            <text:p>35.326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8.6366" calcext:value-type="float">
            <text:p>18.636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5" calcext:value-type="float">
            <text:p>5</text:p>
          </table:table-cell>
          <table:table-cell office:value-type="float" office:value="25.5378" calcext:value-type="float">
            <text:p>25.5378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9.62955" calcext:value-type="float">
            <text:p>9.6295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inf</text:p>
          </table:table-cell>
          <table:table-cell office:value-type="float" office:value="12.6787" calcext:value-type="float">
            <text:p>12.6787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inf</text:p>
          </table:table-cell>
          <table:table-cell office:value-type="float" office:value="11.9844" calcext:value-type="float">
            <text:p>11.9844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8" calcext:value-type="float">
            <text:p>8</text:p>
          </table:table-cell>
          <table:table-cell office:value-type="float" office:value="9.18716" calcext:value-type="float">
            <text:p>9.18716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3.93695" calcext:value-type="float">
            <text:p>3.9369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-inf</text:p>
          </table:table-cell>
          <table:table-cell office:value-type="float" office:value="13.0241" calcext:value-type="float">
            <text:p>13.0241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0" calcext:value-type="float">
            <text:p>10</text:p>
          </table:table-cell>
          <table:table-cell office:value-type="float" office:value="15.2808" calcext:value-type="float">
            <text:p>15.2808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4.10619" calcext:value-type="float">
            <text:p>4.1061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1" calcext:value-type="float">
            <text:p>11</text:p>
          </table:table-cell>
          <table:table-cell office:value-type="float" office:value="9.19185" calcext:value-type="float">
            <text:p>9.19185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3.61675" calcext:value-type="float">
            <text:p>3.6167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-inf</text:p>
          </table:table-cell>
          <table:table-cell office:value-type="float" office:value="8.95978" calcext:value-type="float">
            <text:p>8.95978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3" calcext:value-type="float">
            <text:p>13</text:p>
          </table:table-cell>
          <table:table-cell office:value-type="float" office:value="13.0111" calcext:value-type="float">
            <text:p>13.0111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3.04675" calcext:value-type="float">
            <text:p>3.0467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4" calcext:value-type="float">
            <text:p>14</text:p>
          </table:table-cell>
          <table:table-cell office:value-type="float" office:value="11.4024" calcext:value-type="float">
            <text:p>11.4024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.80379" calcext:value-type="float">
            <text:p>1.8037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5" calcext:value-type="float">
            <text:p>15</text:p>
          </table:table-cell>
          <table:table-cell office:value-type="float" office:value="24.6352" calcext:value-type="float">
            <text:p>24.6352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6.0617" calcext:value-type="float">
            <text:p>16.061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6" calcext:value-type="float">
            <text:p>16</text:p>
          </table:table-cell>
          <table:table-cell office:value-type="float" office:value="16.6123" calcext:value-type="float">
            <text:p>16.6123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7.09612" calcext:value-type="float">
            <text:p>7.0961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7" calcext:value-type="float">
            <text:p>17</text:p>
          </table:table-cell>
          <table:table-cell office:value-type="float" office:value="18.3228" calcext:value-type="float">
            <text:p>18.3228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8.77619" calcext:value-type="float">
            <text:p>8.7761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8" calcext:value-type="float">
            <text:p>18</text:p>
          </table:table-cell>
          <table:table-cell office:value-type="float" office:value="36.3076" calcext:value-type="float">
            <text:p>36.3076</text:p>
          </table:table-cell>
          <table:table-cell office:value-type="float" office:value="8.3988" calcext:value-type="float">
            <text:p>8.3988</text:p>
          </table:table-cell>
          <table:table-cell office:value-type="float" office:value="27.9088" calcext:value-type="float">
            <text:p>27.908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11.9371" calcext:value-type="float">
            <text:p>11.9371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578477" calcext:value-type="float">
            <text:p>0.57847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12.2395" calcext:value-type="float">
            <text:p>12.2395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374776" calcext:value-type="float">
            <text:p>0.37477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10.9428" calcext:value-type="float">
            <text:p>10.9428</text:p>
          </table:table-cell>
          <table:table-cell office:value-type="float" office:value="14.091" calcext:value-type="float">
            <text:p>14.091</text:p>
          </table:table-cell>
          <table:table-cell office:value-type="float" office:value="3.14826" calcext:value-type="float">
            <text:p>3.1482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10.7135" calcext:value-type="float">
            <text:p>10.7135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5.97586" calcext:value-type="float">
            <text:p>5.9758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inf</text:p>
          </table:table-cell>
          <table:table-cell office:value-type="float" office:value="15.9082" calcext:value-type="float">
            <text:p>15.9082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11.1136" calcext:value-type="float">
            <text:p>11.1136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.56507" calcext:value-type="float">
            <text:p>1.5650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inf</text:p>
          </table:table-cell>
          <table:table-cell office:value-type="float" office:value="11.9844" calcext:value-type="float">
            <text:p>11.9844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8.95665" calcext:value-type="float">
            <text:p>8.95665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4.16746" calcext:value-type="float">
            <text:p>4.1674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13.47" calcext:value-type="float">
            <text:p>13.47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0.445835" calcext:value-type="float">
            <text:p>0.44583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inf</text:p>
          </table:table-cell>
          <table:table-cell office:value-type="float" office:value="11.1746" calcext:value-type="float">
            <text:p>11.1746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1" calcext:value-type="float">
            <text:p>11</text:p>
          </table:table-cell>
          <table:table-cell office:value-type="float" office:value="5.87606" calcext:value-type="float">
            <text:p>5.87606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6.93254" calcext:value-type="float">
            <text:p>6.9325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2" calcext:value-type="float">
            <text:p>12</text:p>
          </table:table-cell>
          <table:table-cell office:value-type="float" office:value="12.1787" calcext:value-type="float">
            <text:p>12.1787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3.2189" calcext:value-type="float">
            <text:p>3.218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3" calcext:value-type="float">
            <text:p>13</text:p>
          </table:table-cell>
          <table:table-cell office:value-type="float" office:value="6.3262" calcext:value-type="float">
            <text:p>6.3262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3.63819" calcext:value-type="float">
            <text:p>3.6381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4" calcext:value-type="float">
            <text:p>14</text:p>
          </table:table-cell>
          <table:table-cell office:value-type="float" office:value="39.1271" calcext:value-type="float">
            <text:p>39.1271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29.5285" calcext:value-type="float">
            <text:p>29.528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5" calcext:value-type="float">
            <text:p>15</text:p>
          </table:table-cell>
          <table:table-cell office:value-type="float" office:value="8.68208" calcext:value-type="float">
            <text:p>8.68208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0.108551" calcext:value-type="float">
            <text:p>0.10855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6" calcext:value-type="float">
            <text:p>16</text:p>
          </table:table-cell>
          <table:table-cell office:value-type="float" office:value="5.68759" calcext:value-type="float">
            <text:p>5.68759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3.82858" calcext:value-type="float">
            <text:p>3.8285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7" calcext:value-type="float">
            <text:p>17</text:p>
          </table:table-cell>
          <table:table-cell office:value-type="float" office:value="11.3219" calcext:value-type="float">
            <text:p>11.3219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1.77534" calcext:value-type="float">
            <text:p>1.7753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8" calcext:value-type="float">
            <text:p>18</text:p>
          </table:table-cell>
          <table:table-cell office:value-type="float" office:value="4.71741" calcext:value-type="float">
            <text:p>4.71741</text:p>
          </table:table-cell>
          <table:table-cell office:value-type="float" office:value="8.3988" calcext:value-type="float">
            <text:p>8.3988</text:p>
          </table:table-cell>
          <table:table-cell office:value-type="float" office:value="3.6814" calcext:value-type="float">
            <text:p>3.681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12.8362" calcext:value-type="float">
            <text:p>12.8362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320623" calcext:value-type="float">
            <text:p>0.32062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10.5162" calcext:value-type="float">
            <text:p>10.5162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2.09802" calcext:value-type="float">
            <text:p>2.0980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11.669" calcext:value-type="float">
            <text:p>11.669</text:p>
          </table:table-cell>
          <table:table-cell office:value-type="float" office:value="14.091" calcext:value-type="float">
            <text:p>14.091</text:p>
          </table:table-cell>
          <table:table-cell office:value-type="float" office:value="2.42196" calcext:value-type="float">
            <text:p>2.4219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209.183" calcext:value-type="float">
            <text:p>209.183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92.494" calcext:value-type="float">
            <text:p>192.49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502.13" calcext:value-type="float">
            <text:p>502.13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486.222" calcext:value-type="float">
            <text:p>486.22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21.0101" calcext:value-type="float">
            <text:p>21.0101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8.33139" calcext:value-type="float">
            <text:p>8.3313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inf</text:p>
          </table:table-cell>
          <table:table-cell office:value-type="float" office:value="11.9844" calcext:value-type="float">
            <text:p>11.9844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10.4477" calcext:value-type="float">
            <text:p>10.4477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2.67643" calcext:value-type="float">
            <text:p>2.6764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15.1132" calcext:value-type="float">
            <text:p>15.1132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.08908" calcext:value-type="float">
            <text:p>2.0890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0" calcext:value-type="float">
            <text:p>10</text:p>
          </table:table-cell>
          <table:table-cell office:value-type="float" office:value="11.1389" calcext:value-type="float">
            <text:p>11.1389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0.035773" calcext:value-type="float">
            <text:p>0.03577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1" calcext:value-type="float">
            <text:p>11</text:p>
          </table:table-cell>
          <table:table-cell office:value-type="float" office:value="10.1214" calcext:value-type="float">
            <text:p>10.1214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2.68723" calcext:value-type="float">
            <text:p>2.6872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-inf</text:p>
          </table:table-cell>
          <table:table-cell office:value-type="float" office:value="8.95978" calcext:value-type="float">
            <text:p>8.95978</text:p>
          </table:table-cell>
          <table:table-cell office:value-type="string" calcext:value-type="string">
            <text:p><text:s/>inf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3" calcext:value-type="float">
            <text:p>13</text:p>
          </table:table-cell>
          <table:table-cell office:value-type="float" office:value="7.94456" calcext:value-type="float">
            <text:p>7.94456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2.01983" calcext:value-type="float">
            <text:p>2.0198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4" calcext:value-type="float">
            <text:p>14</text:p>
          </table:table-cell>
          <table:table-cell office:value-type="float" office:value="18.6477" calcext:value-type="float">
            <text:p>18.6477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9.04904" calcext:value-type="float">
            <text:p>9.0490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5" calcext:value-type="float">
            <text:p>15</text:p>
          </table:table-cell>
          <table:table-cell office:value-type="float" office:value="13.6989" calcext:value-type="float">
            <text:p>13.6989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5.12541" calcext:value-type="float">
            <text:p>5.1254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6" calcext:value-type="float">
            <text:p>16</text:p>
          </table:table-cell>
          <table:table-cell office:value-type="float" office:value="9.56045" calcext:value-type="float">
            <text:p>9.56045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0442762" calcext:value-type="float">
            <text:p>0.044276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7" calcext:value-type="float">
            <text:p>17</text:p>
          </table:table-cell>
          <table:table-cell office:value-type="float" office:value="18.3228" calcext:value-type="float">
            <text:p>18.3228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8.77619" calcext:value-type="float">
            <text:p>8.7761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8" calcext:value-type="float">
            <text:p>18</text:p>
          </table:table-cell>
          <table:table-cell office:value-type="float" office:value="10.7852" calcext:value-type="float">
            <text:p>10.7852</text:p>
          </table:table-cell>
          <table:table-cell office:value-type="float" office:value="8.3988" calcext:value-type="float">
            <text:p>8.3988</text:p>
          </table:table-cell>
          <table:table-cell office:value-type="float" office:value="2.38636" calcext:value-type="float">
            <text:p>2.3863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11.7937" calcext:value-type="float">
            <text:p>11.7937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721881" calcext:value-type="float">
            <text:p>0.72188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13.8508" calcext:value-type="float">
            <text:p>13.8508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.23651" calcext:value-type="float">
            <text:p>1.2365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13.6748" calcext:value-type="float">
            <text:p>13.6748</text:p>
          </table:table-cell>
          <table:table-cell office:value-type="float" office:value="14.091" calcext:value-type="float">
            <text:p>14.091</text:p>
          </table:table-cell>
          <table:table-cell office:value-type="float" office:value="0.416173" calcext:value-type="float">
            <text:p>0.41617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20.5567" calcext:value-type="float">
            <text:p>20.5567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3.86726" calcext:value-type="float">
            <text:p>3.8672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15.4902" calcext:value-type="float">
            <text:p>15.4902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0.418055" calcext:value-type="float">
            <text:p>0.41805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10.0199" calcext:value-type="float">
            <text:p>10.0199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2.65878" calcext:value-type="float">
            <text:p>2.6587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15.7147" calcext:value-type="float">
            <text:p>15.7147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3.73036" calcext:value-type="float">
            <text:p>3.7303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15.2154" calcext:value-type="float">
            <text:p>15.2154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2.09126" calcext:value-type="float">
            <text:p>2.0912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13.3507" calcext:value-type="float">
            <text:p>13.3507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0.326629" calcext:value-type="float">
            <text:p>0.32662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0" calcext:value-type="float">
            <text:p>10</text:p>
          </table:table-cell>
          <table:table-cell office:value-type="float" office:value="11.3858" calcext:value-type="float">
            <text:p>11.3858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0.211164" calcext:value-type="float">
            <text:p>0.21116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1" calcext:value-type="float">
            <text:p>11</text:p>
          </table:table-cell>
          <table:table-cell office:value-type="float" office:value="13.5461" calcext:value-type="float">
            <text:p>13.5461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737523" calcext:value-type="float">
            <text:p>0.73752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2" calcext:value-type="float">
            <text:p>12</text:p>
          </table:table-cell>
          <table:table-cell office:value-type="float" office:value="10.4739" calcext:value-type="float">
            <text:p>10.4739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.51413" calcext:value-type="float">
            <text:p>1.5141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3" calcext:value-type="float">
            <text:p>13</text:p>
          </table:table-cell>
          <table:table-cell office:value-type="float" office:value="10.0226" calcext:value-type="float">
            <text:p>10.0226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0.0582309" calcext:value-type="float">
            <text:p>0.058230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4" calcext:value-type="float">
            <text:p>14</text:p>
          </table:table-cell>
          <table:table-cell office:value-type="float" office:value="9.69038" calcext:value-type="float">
            <text:p>9.69038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0.0917481" calcext:value-type="float">
            <text:p>0.091748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5" calcext:value-type="float">
            <text:p>15</text:p>
          </table:table-cell>
          <table:table-cell office:value-type="float" office:value="9.42478" calcext:value-type="float">
            <text:p>9.42478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0.851255" calcext:value-type="float">
            <text:p>0.85125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6" calcext:value-type="float">
            <text:p>16</text:p>
          </table:table-cell>
          <table:table-cell office:value-type="float" office:value="9.0902" calcext:value-type="float">
            <text:p>9.0902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425971" calcext:value-type="float">
            <text:p>0.42597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7" calcext:value-type="float">
            <text:p>17</text:p>
          </table:table-cell>
          <table:table-cell office:value-type="float" office:value="9.46027" calcext:value-type="float">
            <text:p>9.46027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0863081" calcext:value-type="float">
            <text:p>0.086308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8" calcext:value-type="float">
            <text:p>18</text:p>
          </table:table-cell>
          <table:table-cell office:value-type="float" office:value="9.52543" calcext:value-type="float">
            <text:p>9.52543</text:p>
          </table:table-cell>
          <table:table-cell office:value-type="float" office:value="8.3988" calcext:value-type="float">
            <text:p>8.3988</text:p>
          </table:table-cell>
          <table:table-cell office:value-type="float" office:value="1.12662" calcext:value-type="float">
            <text:p>1.1266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12.5895" calcext:value-type="float">
            <text:p>12.5895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0739499" calcext:value-type="float">
            <text:p>0.073949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15.0814" calcext:value-type="float">
            <text:p>15.0814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2.46717" calcext:value-type="float">
            <text:p>2.4671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14.9255" calcext:value-type="float">
            <text:p>14.9255</text:p>
          </table:table-cell>
          <table:table-cell office:value-type="float" office:value="14.091" calcext:value-type="float">
            <text:p>14.091</text:p>
          </table:table-cell>
          <table:table-cell office:value-type="float" office:value="0.834494" calcext:value-type="float">
            <text:p>0.83449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24.2442" calcext:value-type="float">
            <text:p>24.2442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7.55477" calcext:value-type="float">
            <text:p>7.5547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17.1354" calcext:value-type="float">
            <text:p>17.1354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1.22717" calcext:value-type="float">
            <text:p>1.2271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12.5843" calcext:value-type="float">
            <text:p>12.5843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0.0943883" calcext:value-type="float">
            <text:p>0.094388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16.6242" calcext:value-type="float">
            <text:p>16.6242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4.63983" calcext:value-type="float">
            <text:p>4.6398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16.1521" calcext:value-type="float">
            <text:p>16.1521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3.02802" calcext:value-type="float">
            <text:p>3.0280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12.9372" calcext:value-type="float">
            <text:p>12.9372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0.0868971" calcext:value-type="float">
            <text:p>0.086897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0" calcext:value-type="float">
            <text:p>10</text:p>
          </table:table-cell>
          <table:table-cell office:value-type="float" office:value="11.3313" calcext:value-type="float">
            <text:p>11.3313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0.156673" calcext:value-type="float">
            <text:p>0.15667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1" calcext:value-type="float">
            <text:p>11</text:p>
          </table:table-cell>
          <table:table-cell office:value-type="float" office:value="11.9302" calcext:value-type="float">
            <text:p>11.9302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878378" calcext:value-type="float">
            <text:p>0.87837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2" calcext:value-type="float">
            <text:p>12</text:p>
          </table:table-cell>
          <table:table-cell office:value-type="float" office:value="11.8447" calcext:value-type="float">
            <text:p>11.8447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.88489" calcext:value-type="float">
            <text:p>2.8848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3" calcext:value-type="float">
            <text:p>13</text:p>
          </table:table-cell>
          <table:table-cell office:value-type="float" office:value="9.33699" calcext:value-type="float">
            <text:p>9.33699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0.627402" calcext:value-type="float">
            <text:p>0.62740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4" calcext:value-type="float">
            <text:p>14</text:p>
          </table:table-cell>
          <table:table-cell office:value-type="float" office:value="10.1882" calcext:value-type="float">
            <text:p>10.1882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0.589617" calcext:value-type="float">
            <text:p>0.58961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5" calcext:value-type="float">
            <text:p>15</text:p>
          </table:table-cell>
          <table:table-cell office:value-type="float" office:value="9.43492" calcext:value-type="float">
            <text:p>9.43492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0.861398" calcext:value-type="float">
            <text:p>0.86139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6" calcext:value-type="float">
            <text:p>16</text:p>
          </table:table-cell>
          <table:table-cell office:value-type="float" office:value="8.65332" calcext:value-type="float">
            <text:p>8.65332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862849" calcext:value-type="float">
            <text:p>0.86284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7" calcext:value-type="float">
            <text:p>17</text:p>
          </table:table-cell>
          <table:table-cell office:value-type="float" office:value="8.94648" calcext:value-type="float">
            <text:p>8.94648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600102" calcext:value-type="float">
            <text:p>0.60010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8" calcext:value-type="float">
            <text:p>18</text:p>
          </table:table-cell>
          <table:table-cell office:value-type="float" office:value="9.41181" calcext:value-type="float">
            <text:p>9.41181</text:p>
          </table:table-cell>
          <table:table-cell office:value-type="float" office:value="8.3988" calcext:value-type="float">
            <text:p>8.3988</text:p>
          </table:table-cell>
          <table:table-cell office:value-type="float" office:value="1.01301" calcext:value-type="float">
            <text:p>1.0130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12.4055" calcext:value-type="float">
            <text:p>12.4055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11011" calcext:value-type="float">
            <text:p>0.1101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13.3294" calcext:value-type="float">
            <text:p>13.3294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715132" calcext:value-type="float">
            <text:p>0.71513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14.8783" calcext:value-type="float">
            <text:p>14.8783</text:p>
          </table:table-cell>
          <table:table-cell office:value-type="float" office:value="14.091" calcext:value-type="float">
            <text:p>14.091</text:p>
          </table:table-cell>
          <table:table-cell office:value-type="float" office:value="0.787332" calcext:value-type="float">
            <text:p>0.78733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18.4743" calcext:value-type="float">
            <text:p>18.4743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1.78495" calcext:value-type="float">
            <text:p>1.7849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16.0607" calcext:value-type="float">
            <text:p>16.0607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0.152472" calcext:value-type="float">
            <text:p>0.15247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11.7209" calcext:value-type="float">
            <text:p>11.7209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0.957797" calcext:value-type="float">
            <text:p>0.95779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15.5788" calcext:value-type="float">
            <text:p>15.5788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3.5944" calcext:value-type="float">
            <text:p>3.594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15.7457" calcext:value-type="float">
            <text:p>15.7457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2.6216" calcext:value-type="float">
            <text:p>2.621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.59635" calcext:value-type="float">
            <text:p>2.5963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0" calcext:value-type="float">
            <text:p>10</text:p>
          </table:table-cell>
          <table:table-cell office:value-type="float" office:value="11.6743" calcext:value-type="float">
            <text:p>11.6743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0.499663" calcext:value-type="float">
            <text:p>0.49966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1" calcext:value-type="float">
            <text:p>11</text:p>
          </table:table-cell>
          <table:table-cell office:value-type="float" office:value="14.3716" calcext:value-type="float">
            <text:p>14.3716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.56296" calcext:value-type="float">
            <text:p>1.5629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2" calcext:value-type="float">
            <text:p>12</text:p>
          </table:table-cell>
          <table:table-cell office:value-type="float" office:value="10.6717" calcext:value-type="float">
            <text:p>10.6717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1.7119" calcext:value-type="float">
            <text:p>1.711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3" calcext:value-type="float">
            <text:p>13</text:p>
          </table:table-cell>
          <table:table-cell office:value-type="float" office:value="9.28899" calcext:value-type="float">
            <text:p>9.28899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0.675404" calcext:value-type="float">
            <text:p>0.67540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4" calcext:value-type="float">
            <text:p>14</text:p>
          </table:table-cell>
          <table:table-cell office:value-type="float" office:value="10.9614" calcext:value-type="float">
            <text:p>10.9614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.36281" calcext:value-type="float">
            <text:p>1.3628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5" calcext:value-type="float">
            <text:p>15</text:p>
          </table:table-cell>
          <table:table-cell office:value-type="float" office:value="10.1413" calcext:value-type="float">
            <text:p>10.1413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.56779" calcext:value-type="float">
            <text:p>1.5677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6" calcext:value-type="float">
            <text:p>16</text:p>
          </table:table-cell>
          <table:table-cell office:value-type="float" office:value="8.5209" calcext:value-type="float">
            <text:p>8.5209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995266" calcext:value-type="float">
            <text:p>0.99526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7" calcext:value-type="float">
            <text:p>17</text:p>
          </table:table-cell>
          <table:table-cell office:value-type="float" office:value="9.40456" calcext:value-type="float">
            <text:p>9.40456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142019" calcext:value-type="float">
            <text:p>0.14201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8" calcext:value-type="float">
            <text:p>18</text:p>
          </table:table-cell>
          <table:table-cell office:value-type="float" office:value="11.6288" calcext:value-type="float">
            <text:p>11.6288</text:p>
          </table:table-cell>
          <table:table-cell office:value-type="float" office:value="8.3988" calcext:value-type="float">
            <text:p>8.3988</text:p>
          </table:table-cell>
          <table:table-cell office:value-type="float" office:value="3.23001" calcext:value-type="float">
            <text:p>3.2300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11.9769" calcext:value-type="float">
            <text:p>11.9769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538691" calcext:value-type="float">
            <text:p>0.53869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12.5597" calcext:value-type="float">
            <text:p>12.5597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0.0545167" calcext:value-type="float">
            <text:p>0.054516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13.1739" calcext:value-type="float">
            <text:p>13.1739</text:p>
          </table:table-cell>
          <table:table-cell office:value-type="float" office:value="14.091" calcext:value-type="float">
            <text:p>14.091</text:p>
          </table:table-cell>
          <table:table-cell office:value-type="float" office:value="0.917066" calcext:value-type="float">
            <text:p>0.91706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19.6445" calcext:value-type="float">
            <text:p>19.6445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2.95508" calcext:value-type="float">
            <text:p>2.9550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15.2698" calcext:value-type="float">
            <text:p>15.2698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0.638447" calcext:value-type="float">
            <text:p>0.63844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11.1131" calcext:value-type="float">
            <text:p>11.1131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.56558" calcext:value-type="float">
            <text:p>1.5655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13.9096" calcext:value-type="float">
            <text:p>13.9096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.92525" calcext:value-type="float">
            <text:p>1.9252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15.6277" calcext:value-type="float">
            <text:p>15.6277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2.50361" calcext:value-type="float">
            <text:p>2.5036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15.0391" calcext:value-type="float">
            <text:p>15.0391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2.01497" calcext:value-type="float">
            <text:p>2.0149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0" calcext:value-type="float">
            <text:p>10</text:p>
          </table:table-cell>
          <table:table-cell office:value-type="float" office:value="10.5588" calcext:value-type="float">
            <text:p>10.5588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0.615835" calcext:value-type="float">
            <text:p>0.61583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1" calcext:value-type="float">
            <text:p>11</text:p>
          </table:table-cell>
          <table:table-cell office:value-type="float" office:value="11.7091" calcext:value-type="float">
            <text:p>11.7091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1.09948" calcext:value-type="float">
            <text:p>1.0994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2" calcext:value-type="float">
            <text:p>12</text:p>
          </table:table-cell>
          <table:table-cell office:value-type="float" office:value="11.6299" calcext:value-type="float">
            <text:p>11.6299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.67014" calcext:value-type="float">
            <text:p>2.6701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3" calcext:value-type="float">
            <text:p>13</text:p>
          </table:table-cell>
          <table:table-cell office:value-type="float" office:value="9.24828" calcext:value-type="float">
            <text:p>9.24828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0.716115" calcext:value-type="float">
            <text:p>0.71611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4" calcext:value-type="float">
            <text:p>14</text:p>
          </table:table-cell>
          <table:table-cell office:value-type="float" office:value="10.644" calcext:value-type="float">
            <text:p>10.644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1.04537" calcext:value-type="float">
            <text:p>1.0453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5" calcext:value-type="float">
            <text:p>15</text:p>
          </table:table-cell>
          <table:table-cell office:value-type="float" office:value="10.4388" calcext:value-type="float">
            <text:p>10.4388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.86531" calcext:value-type="float">
            <text:p>1.8653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6" calcext:value-type="float">
            <text:p>16</text:p>
          </table:table-cell>
          <table:table-cell office:value-type="float" office:value="9.57995" calcext:value-type="float">
            <text:p>9.57995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0637835" calcext:value-type="float">
            <text:p>0.063783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7" calcext:value-type="float">
            <text:p>17</text:p>
          </table:table-cell>
          <table:table-cell office:value-type="float" office:value="8.88504" calcext:value-type="float">
            <text:p>8.88504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661537" calcext:value-type="float">
            <text:p>0.66153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8" calcext:value-type="float">
            <text:p>18</text:p>
          </table:table-cell>
          <table:table-cell office:value-type="float" office:value="9.01264" calcext:value-type="float">
            <text:p>9.01264</text:p>
          </table:table-cell>
          <table:table-cell office:value-type="float" office:value="8.3988" calcext:value-type="float">
            <text:p>8.3988</text:p>
          </table:table-cell>
          <table:table-cell office:value-type="float" office:value="0.613839" calcext:value-type="float">
            <text:p>0.61383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" calcext:value-type="float">
            <text:p>1</text:p>
          </table:table-cell>
          <table:table-cell office:value-type="float" office:value="12.101" calcext:value-type="float">
            <text:p>12.101</text:p>
          </table:table-cell>
          <table:table-cell office:value-type="float" office:value="12.5156" calcext:value-type="float">
            <text:p>12.5156</text:p>
          </table:table-cell>
          <table:table-cell office:value-type="float" office:value="0.414584" calcext:value-type="float">
            <text:p>0.41458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2" calcext:value-type="float">
            <text:p>2</text:p>
          </table:table-cell>
          <table:table-cell office:value-type="float" office:value="14.1102" calcext:value-type="float">
            <text:p>14.1102</text:p>
          </table:table-cell>
          <table:table-cell office:value-type="float" office:value="12.6142" calcext:value-type="float">
            <text:p>12.6142</text:p>
          </table:table-cell>
          <table:table-cell office:value-type="float" office:value="1.49593" calcext:value-type="float">
            <text:p>1.4959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3" calcext:value-type="float">
            <text:p>3</text:p>
          </table:table-cell>
          <table:table-cell office:value-type="float" office:value="12.877" calcext:value-type="float">
            <text:p>12.877</text:p>
          </table:table-cell>
          <table:table-cell office:value-type="float" office:value="14.091" calcext:value-type="float">
            <text:p>14.091</text:p>
          </table:table-cell>
          <table:table-cell office:value-type="float" office:value="1.21397" calcext:value-type="float">
            <text:p>1.2139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4" calcext:value-type="float">
            <text:p>4</text:p>
          </table:table-cell>
          <table:table-cell office:value-type="float" office:value="14.2246" calcext:value-type="float">
            <text:p>14.2246</text:p>
          </table:table-cell>
          <table:table-cell office:value-type="float" office:value="16.6894" calcext:value-type="float">
            <text:p>16.6894</text:p>
          </table:table-cell>
          <table:table-cell office:value-type="float" office:value="2.4648" calcext:value-type="float">
            <text:p>2.4648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5" calcext:value-type="float">
            <text:p>5</text:p>
          </table:table-cell>
          <table:table-cell office:value-type="float" office:value="15.7248" calcext:value-type="float">
            <text:p>15.7248</text:p>
          </table:table-cell>
          <table:table-cell office:value-type="float" office:value="15.9082" calcext:value-type="float">
            <text:p>15.9082</text:p>
          </table:table-cell>
          <table:table-cell office:value-type="float" office:value="0.183433" calcext:value-type="float">
            <text:p>0.18343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6" calcext:value-type="float">
            <text:p>6</text:p>
          </table:table-cell>
          <table:table-cell office:value-type="float" office:value="13.7623" calcext:value-type="float">
            <text:p>13.7623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1.08357" calcext:value-type="float">
            <text:p>1.0835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7" calcext:value-type="float">
            <text:p>7</text:p>
          </table:table-cell>
          <table:table-cell office:value-type="float" office:value="15.2349" calcext:value-type="float">
            <text:p>15.2349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3.25053" calcext:value-type="float">
            <text:p>3.2505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8" calcext:value-type="float">
            <text:p>8</text:p>
          </table:table-cell>
          <table:table-cell office:value-type="float" office:value="14.1378" calcext:value-type="float">
            <text:p>14.1378</text:p>
          </table:table-cell>
          <table:table-cell office:value-type="float" office:value="13.1241" calcext:value-type="float">
            <text:p>13.1241</text:p>
          </table:table-cell>
          <table:table-cell office:value-type="float" office:value="1.01365" calcext:value-type="float">
            <text:p>1.0136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9" calcext:value-type="float">
            <text:p>9</text:p>
          </table:table-cell>
          <table:table-cell office:value-type="float" office:value="13.9328" calcext:value-type="float">
            <text:p>13.9328</text:p>
          </table:table-cell>
          <table:table-cell office:value-type="float" office:value="13.0241" calcext:value-type="float">
            <text:p>13.0241</text:p>
          </table:table-cell>
          <table:table-cell office:value-type="float" office:value="0.908724" calcext:value-type="float">
            <text:p>0.90872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0" calcext:value-type="float">
            <text:p>10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1.1746" calcext:value-type="float">
            <text:p>11.1746</text:p>
          </table:table-cell>
          <table:table-cell office:value-type="float" office:value="0.440426" calcext:value-type="float">
            <text:p>0.440426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1" calcext:value-type="float">
            <text:p>11</text:p>
          </table:table-cell>
          <table:table-cell office:value-type="float" office:value="12.4121" calcext:value-type="float">
            <text:p>12.4121</text:p>
          </table:table-cell>
          <table:table-cell office:value-type="float" office:value="12.8086" calcext:value-type="float">
            <text:p>12.8086</text:p>
          </table:table-cell>
          <table:table-cell office:value-type="float" office:value="0.396523" calcext:value-type="float">
            <text:p>0.39652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2" calcext:value-type="float">
            <text:p>12</text:p>
          </table:table-cell>
          <table:table-cell office:value-type="float" office:value="11.1025" calcext:value-type="float">
            <text:p>11.1025</text:p>
          </table:table-cell>
          <table:table-cell office:value-type="float" office:value="8.95978" calcext:value-type="float">
            <text:p>8.95978</text:p>
          </table:table-cell>
          <table:table-cell office:value-type="float" office:value="2.14274" calcext:value-type="float">
            <text:p>2.1427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3" calcext:value-type="float">
            <text:p>13</text:p>
          </table:table-cell>
          <table:table-cell office:value-type="float" office:value="10.9528" calcext:value-type="float">
            <text:p>10.9528</text:p>
          </table:table-cell>
          <table:table-cell office:value-type="float" office:value="9.96439" calcext:value-type="float">
            <text:p>9.96439</text:p>
          </table:table-cell>
          <table:table-cell office:value-type="float" office:value="0.988413" calcext:value-type="float">
            <text:p>0.98841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4" calcext:value-type="float">
            <text:p>14</text:p>
          </table:table-cell>
          <table:table-cell office:value-type="float" office:value="10.4786" calcext:value-type="float">
            <text:p>10.4786</text:p>
          </table:table-cell>
          <table:table-cell office:value-type="float" office:value="9.59863" calcext:value-type="float">
            <text:p>9.59863</text:p>
          </table:table-cell>
          <table:table-cell office:value-type="float" office:value="0.879997" calcext:value-type="float">
            <text:p>0.87999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5" calcext:value-type="float">
            <text:p>15</text:p>
          </table:table-cell>
          <table:table-cell office:value-type="float" office:value="10.0101" calcext:value-type="float">
            <text:p>10.0101</text:p>
          </table:table-cell>
          <table:table-cell office:value-type="float" office:value="8.57352" calcext:value-type="float">
            <text:p>8.57352</text:p>
          </table:table-cell>
          <table:table-cell office:value-type="float" office:value="1.43659" calcext:value-type="float">
            <text:p>1.4365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6" calcext:value-type="float">
            <text:p>16</text:p>
          </table:table-cell>
          <table:table-cell office:value-type="float" office:value="9.7235" calcext:value-type="float">
            <text:p>9.7235</text:p>
          </table:table-cell>
          <table:table-cell office:value-type="float" office:value="9.51617" calcext:value-type="float">
            <text:p>9.51617</text:p>
          </table:table-cell>
          <table:table-cell office:value-type="float" office:value="0.207332" calcext:value-type="float">
            <text:p>0.20733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7" calcext:value-type="float">
            <text:p>17</text:p>
          </table:table-cell>
          <table:table-cell office:value-type="float" office:value="9.21884" calcext:value-type="float">
            <text:p>9.21884</text:p>
          </table:table-cell>
          <table:table-cell office:value-type="float" office:value="9.54658" calcext:value-type="float">
            <text:p>9.54658</text:p>
          </table:table-cell>
          <table:table-cell office:value-type="float" office:value="0.327737" calcext:value-type="float">
            <text:p>0.32773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8" calcext:value-type="float">
            <text:p>18</text:p>
          </table:table-cell>
          <table:table-cell office:value-type="float" office:value="9.06274" calcext:value-type="float">
            <text:p>9.06274</text:p>
          </table:table-cell>
          <table:table-cell office:value-type="float" office:value="8.3988" calcext:value-type="float">
            <text:p>8.3988</text:p>
          </table:table-cell>
          <table:table-cell office:value-type="float" office:value="0.663937" calcext:value-type="float">
            <text:p>0.663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6:03:00.674574792</meta:creation-date>
    <meta:generator>LibreOffice/6.0.7.3$Linux_X86_64 LibreOffice_project/00m0$Build-3</meta:generator>
    <dc:date>2021-08-19T16:05:34.562978981</dc:date>
    <meta:editing-duration>PT2M34S</meta:editing-duration>
    <meta:editing-cycles>2</meta:editing-cycles>
    <meta:document-statistic meta:table-count="1" meta:cell-count="2856" meta:object-count="0"/>
  </office:meta>
</office:document-meta>
</file>